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9.9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7.07mm"/>
    </style:style>
    <style:style style:name="co12" style:family="table-column">
      <style:table-column-properties fo:break-before="auto" style:column-width="16.02mm"/>
    </style:style>
    <style:style style:name="co13" style:family="table-column">
      <style:table-column-properties fo:break-before="auto" style:column-width="2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row table:style-name="ro1">
          <table:table-cell/>
          <table:table-cell table:number-columns-repeated="2" office:value-type="string" calcext:value-type="string">
            <text:p>procs</text:p>
          </table:table-cell>
          <table:table-cell table:style-name="ce2" office:value-type="string" calcext:value-type="string">
            <text:p>memory</text:p>
          </table:table-cell>
          <table:table-cell table:number-columns-repeated="3" office:value-type="string" calcext:value-type="string">
            <text:p>memory</text:p>
          </table:table-cell>
          <table:table-cell table:number-columns-repeated="2" office:value-type="string" calcext:value-type="string">
            <text:p>---swap--</text:p>
          </table:table-cell>
          <table:table-cell table:number-columns-repeated="2" office:value-type="string" calcext:value-type="string">
            <text:p>io</text:p>
          </table:table-cell>
          <table:table-cell table:number-columns-repeated="3" office:value-type="string" calcext:value-type="string">
            <text:p>-system--</text:p>
          </table:table-cell>
          <table:table-cell table:number-columns-repeated="4" office:value-type="string" calcext:value-type="string">
            <text:p>cpu</text:p>
          </table:table-cell>
        </table:table-row>
        <table:table-row table:style-name="ro1">
          <table:table-cell office:value-type="string" calcext:value-type="string">
            <text:p>Thu Sep 7 16:03:03 EDT 20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p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table:style-name="ce1" office:value-type="time" office:time-value="PT16H03M03S" calcext:value-type="time">
            <text:p>16:03: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69764" calcext:value-type="float">
            <text:p>6269764</text:p>
          </table:table-cell>
          <table:table-cell office:value-type="float" office:value="4268" calcext:value-type="float">
            <text:p>4268</text:p>
          </table:table-cell>
          <table:table-cell office:value-type="float" office:value="6379396" calcext:value-type="float">
            <text:p>637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62956" calcext:value-type="float">
            <text:p>6262956</text:p>
          </table:table-cell>
          <table:table-cell office:value-type="float" office:value="4268" calcext:value-type="float">
            <text:p>4268</text:p>
          </table:table-cell>
          <table:table-cell office:value-type="float" office:value="6382860" calcext:value-type="float">
            <text:p>6382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1389" calcext:value-type="float">
            <text:p>13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51524" calcext:value-type="float">
            <text:p>6251524</text:p>
          </table:table-cell>
          <table:table-cell office:value-type="float" office:value="4268" calcext:value-type="float">
            <text:p>4268</text:p>
          </table:table-cell>
          <table:table-cell office:value-type="float" office:value="6382780" calcext:value-type="float">
            <text:p>6382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1833" calcext:value-type="float">
            <text:p>18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6888" calcext:value-type="float">
            <text:p>6256888</text:p>
          </table:table-cell>
          <table:table-cell office:value-type="float" office:value="4268" calcext:value-type="float">
            <text:p>4268</text:p>
          </table:table-cell>
          <table:table-cell office:value-type="float" office:value="6378156" calcext:value-type="float">
            <text:p>637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7" calcext:value-type="float">
            <text:p>357</text:p>
          </table:table-cell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66156" calcext:value-type="float">
            <text:p>6266156</text:p>
          </table:table-cell>
          <table:table-cell office:value-type="float" office:value="4268" calcext:value-type="float">
            <text:p>4268</text:p>
          </table:table-cell>
          <table:table-cell office:value-type="float" office:value="6381556" calcext:value-type="float">
            <text:p>638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26" calcext:value-type="float">
            <text:p>426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67912" calcext:value-type="float">
            <text:p>6267912</text:p>
          </table:table-cell>
          <table:table-cell office:value-type="float" office:value="4268" calcext:value-type="float">
            <text:p>4268</text:p>
          </table:table-cell>
          <table:table-cell office:value-type="float" office:value="6378984" calcext:value-type="float">
            <text:p>6378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72452" calcext:value-type="float">
            <text:p>6272452</text:p>
          </table:table-cell>
          <table:table-cell office:value-type="float" office:value="4268" calcext:value-type="float">
            <text:p>4268</text:p>
          </table:table-cell>
          <table:table-cell office:value-type="float" office:value="6378880" calcext:value-type="float">
            <text:p>637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281744" calcext:value-type="float">
            <text:p>6281744</text:p>
          </table:table-cell>
          <table:table-cell office:value-type="float" office:value="4268" calcext:value-type="float">
            <text:p>4268</text:p>
          </table:table-cell>
          <table:table-cell office:value-type="float" office:value="6377768" calcext:value-type="float">
            <text:p>6377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5" calcext:value-type="float">
            <text:p>475</text:p>
          </table:table-cell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278660" calcext:value-type="float">
            <text:p>6278660</text:p>
          </table:table-cell>
          <table:table-cell office:value-type="float" office:value="4268" calcext:value-type="float">
            <text:p>4268</text:p>
          </table:table-cell>
          <table:table-cell office:value-type="float" office:value="6379768" calcext:value-type="float">
            <text:p>6379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16H04M33S" calcext:value-type="time">
            <text:p>16:04: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2216" calcext:value-type="float">
            <text:p>6602216</text:p>
          </table:table-cell>
          <table:table-cell office:value-type="float" office:value="4268" calcext:value-type="float">
            <text:p>4268</text:p>
          </table:table-cell>
          <table:table-cell office:value-type="float" office:value="6054072" calcext:value-type="float">
            <text:p>6054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ar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01720" calcext:value-type="float">
            <text:p>6601720</text:p>
          </table:table-cell>
          <table:table-cell office:value-type="float" office:value="4268" calcext:value-type="float">
            <text:p>4268</text:p>
          </table:table-cell>
          <table:table-cell office:value-type="float" office:value="6054464" calcext:value-type="float">
            <text:p>605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PS=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3544" calcext:value-type="float">
            <text:p>6273544</text:p>
          </table:table-cell>
          <table:table-cell office:value-type="float" office:value="4268" calcext:value-type="float">
            <text:p>4268</text:p>
          </table:table-cell>
          <table:table-cell office:value-type="float" office:value="6377036" calcext:value-type="float">
            <text:p>6377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1" calcext:value-type="float">
            <text:p>1091</text:p>
          </table:table-cell>
          <table:table-cell office:value-type="float" office:value="2220" calcext:value-type="float">
            <text:p>22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3696" calcext:value-type="float">
            <text:p>6273696</text:p>
          </table:table-cell>
          <table:table-cell office:value-type="float" office:value="4268" calcext:value-type="float">
            <text:p>4268</text:p>
          </table:table-cell>
          <table:table-cell office:value-type="float" office:value="6376632" calcext:value-type="float">
            <text:p>6376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2759" calcext:value-type="float">
            <text:p>27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0396" calcext:value-type="float">
            <text:p>6270396</text:p>
          </table:table-cell>
          <table:table-cell office:value-type="float" office:value="4268" calcext:value-type="float">
            <text:p>4268</text:p>
          </table:table-cell>
          <table:table-cell office:value-type="float" office:value="6379668" calcext:value-type="float">
            <text:p>6379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5558" calcext:value-type="float">
            <text:p>55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1200" calcext:value-type="float">
            <text:p>6271200</text:p>
          </table:table-cell>
          <table:table-cell office:value-type="float" office:value="4268" calcext:value-type="float">
            <text:p>4268</text:p>
          </table:table-cell>
          <table:table-cell office:value-type="float" office:value="6377044" calcext:value-type="float">
            <text:p>6377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18" calcext:value-type="float">
            <text:p>3418</text:p>
          </table:table-cell>
          <table:table-cell office:value-type="float" office:value="6526" calcext:value-type="float">
            <text:p>65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65756" calcext:value-type="float">
            <text:p>6265756</text:p>
          </table:table-cell>
          <table:table-cell office:value-type="float" office:value="4268" calcext:value-type="float">
            <text:p>4268</text:p>
          </table:table-cell>
          <table:table-cell office:value-type="float" office:value="6380188" calcext:value-type="float">
            <text:p>638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772" calcext:value-type="float">
            <text:p>3772</text:p>
          </table:table-cell>
          <table:table-cell office:value-type="float" office:value="7114" calcext:value-type="float">
            <text:p>71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1144" calcext:value-type="float">
            <text:p>6241144</text:p>
          </table:table-cell>
          <table:table-cell office:value-type="float" office:value="4268" calcext:value-type="float">
            <text:p>4268</text:p>
          </table:table-cell>
          <table:table-cell office:value-type="float" office:value="6381416" calcext:value-type="float">
            <text:p>638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32" calcext:value-type="float">
            <text:p>2732</text:p>
          </table:table-cell>
          <table:table-cell office:value-type="float" office:value="6599" calcext:value-type="float">
            <text:p>65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Erroring ~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5660" calcext:value-type="float">
            <text:p>6215660</text:p>
          </table:table-cell>
          <table:table-cell office:value-type="float" office:value="4268" calcext:value-type="float">
            <text:p>4268</text:p>
          </table:table-cell>
          <table:table-cell office:value-type="float" office:value="6382104" calcext:value-type="float">
            <text:p>6382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675" calcext:value-type="float">
            <text:p>3675</text:p>
          </table:table-cell>
          <table:table-cell office:value-type="float" office:value="7530" calcext:value-type="float">
            <text:p>75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3" office:value-type="float" office:value="0" calcext:value-type="float">
            <text:p>0</text:p>
          </table:table-cell>
          <table:table-cell office:value-type="float" office:value="6197504" calcext:value-type="float">
            <text:p>6197504</text:p>
          </table:table-cell>
          <table:table-cell office:value-type="float" office:value="4268" calcext:value-type="float">
            <text:p>4268</text:p>
          </table:table-cell>
          <table:table-cell office:value-type="float" office:value="6381912" calcext:value-type="float">
            <text:p>6381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74" calcext:value-type="float">
            <text:p>4174</text:p>
          </table:table-cell>
          <table:table-cell office:value-type="float" office:value="8700" calcext:value-type="float">
            <text:p>87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opping</text:p>
          </table:table-cell>
          <table:table-cell table:number-columns-repeated="17"/>
        </table:table-row>
      </table:table>
      <table:table table:name="test7_100" table:style-name="ta1">
        <office:forms form:automatic-focus="false" form:apply-design-mode="false"/>
        <table:shapes>
          <draw:frame draw:z-index="0" draw:style-name="gr1" draw:text-style-name="P1" svg:width="159.99mm" svg:height="89.99mm" svg:x="313.52mm" svg:y="0.01mm">
            <loext:p draw:notify-on-update-of-ranges="test7_100.B2:test7_100.B81 test7_100.C1:test7_100.C1 test7_100.C2:test7_100.C81 test7_100.D1:test7_100.D1 test7_100.D2:test7_100.D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8.19mm" svg:y="181.96mm">
            <loext:p draw:notify-on-update-of-ranges="test7_100.B2:test7_100.B81 test7_100.F1:test7_100.F1 test7_100.F2:test7_100.F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12.97mm" svg:y="88.99mm">
            <loext:p draw:notify-on-update-of-ranges="test7_100.B2:test7_100.B81 test7_100.G1:test7_100.G1 test7_100.G2:test7_100.G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3.76mm" svg:y="1mm">
            <loext:p draw:notify-on-update-of-ranges="test7_100.G1:test7_100.G1 test7_100.G2:test7_100.G81 test7_100.C1:test7_100.C1 test7_100.C2:test7_100.C81 test7_100.G1:test7_100.G1 test7_100.G2:test7_100.G81 test7_100.D1:test7_100.D1 test7_100.D2:test7_100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59.99mm" svg:height="89.99mm" svg:x="137.06mm" svg:y="96.09mm">
            <loext:p draw:notify-on-update-of-ranges="test7_100.G1:test7_100.G1 test7_100.G2:test7_100.G62 test7_100.E1:test7_100.E1 test7_100.E2:test7_100.E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6</text:p>
          </table:table-cell>
          <table:table-cell office:value-type="float" office:value="3.912016" calcext:value-type="float">
            <text:p>3.912016</text:p>
          </table:table-cell>
          <table:table-cell office:value-type="float" office:value="0.202162" calcext:value-type="float">
            <text:p>0.202162</text:p>
          </table:table-cell>
          <table:table-cell table:formula="of:=SUM([.C2:.D2])" office:value-type="float" office:value="4.114178" calcext:value-type="float">
            <text:p>4.114178</text:p>
          </table:table-cell>
          <table:table-cell office:value-type="float" office:value="142939" calcext:value-type="float">
            <text:p>1429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7</text:p>
          </table:table-cell>
          <table:table-cell office:value-type="float" office:value="8.932819" calcext:value-type="float">
            <text:p>8.932819</text:p>
          </table:table-cell>
          <table:table-cell office:value-type="float" office:value="0.611124" calcext:value-type="float">
            <text:p>0.611124</text:p>
          </table:table-cell>
          <table:table-cell table:formula="of:=SUM([.C3:.D3])" office:value-type="float" office:value="9.543943" calcext:value-type="float">
            <text:p>9.543943</text:p>
          </table:table-cell>
          <table:table-cell office:value-type="float" office:value="421390" calcext:value-type="float">
            <text:p>4213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8</text:p>
          </table:table-cell>
          <table:table-cell office:value-type="float" office:value="1.891183" calcext:value-type="float">
            <text:p>1.891183</text:p>
          </table:table-cell>
          <table:table-cell office:value-type="float" office:value="0.390932" calcext:value-type="float">
            <text:p>0.390932</text:p>
          </table:table-cell>
          <table:table-cell table:formula="of:=SUM([.C4:.D4])" office:value-type="float" office:value="2.282115" calcext:value-type="float">
            <text:p>2.282115</text:p>
          </table:table-cell>
          <table:table-cell office:value-type="float" office:value="787852" calcext:value-type="float">
            <text:p>787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39</text:p>
          </table:table-cell>
          <table:table-cell office:value-type="float" office:value="1.763242" calcext:value-type="float">
            <text:p>1.763242</text:p>
          </table:table-cell>
          <table:table-cell office:value-type="float" office:value="0.318076" calcext:value-type="float">
            <text:p>0.318076</text:p>
          </table:table-cell>
          <table:table-cell table:formula="of:=SUM([.C5:.D5])" office:value-type="float" office:value="2.081318" calcext:value-type="float">
            <text:p>2.081318</text:p>
          </table:table-cell>
          <table:table-cell office:value-type="float" office:value="383165" calcext:value-type="float">
            <text:p>383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0</text:p>
          </table:table-cell>
          <table:table-cell office:value-type="float" office:value="0.896311" calcext:value-type="float">
            <text:p>0.896311</text:p>
          </table:table-cell>
          <table:table-cell office:value-type="float" office:value="0.137883" calcext:value-type="float">
            <text:p>0.137883</text:p>
          </table:table-cell>
          <table:table-cell table:formula="of:=SUM([.C6:.D6])" office:value-type="float" office:value="1.034194" calcext:value-type="float">
            <text:p>1.034194</text:p>
          </table:table-cell>
          <table:table-cell office:value-type="float" office:value="206728" calcext:value-type="float">
            <text:p>2067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1</text:p>
          </table:table-cell>
          <table:table-cell office:value-type="float" office:value="0.906383" calcext:value-type="float">
            <text:p>0.906383</text:p>
          </table:table-cell>
          <table:table-cell office:value-type="float" office:value="0.086289" calcext:value-type="float">
            <text:p>0.086289</text:p>
          </table:table-cell>
          <table:table-cell table:formula="of:=SUM([.C7:.D7])" office:value-type="float" office:value="0.992672" calcext:value-type="float">
            <text:p>0.992672</text:p>
          </table:table-cell>
          <table:table-cell office:value-type="float" office:value="128617" calcext:value-type="float">
            <text:p>1286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2</text:p>
          </table:table-cell>
          <table:table-cell office:value-type="float" office:value="0.892216" calcext:value-type="float">
            <text:p>0.892216</text:p>
          </table:table-cell>
          <table:table-cell office:value-type="float" office:value="0.118081" calcext:value-type="float">
            <text:p>0.118081</text:p>
          </table:table-cell>
          <table:table-cell table:formula="of:=SUM([.C8:.D8])" office:value-type="float" office:value="1.010297" calcext:value-type="float">
            <text:p>1.010297</text:p>
          </table:table-cell>
          <table:table-cell office:value-type="float" office:value="167327" calcext:value-type="float">
            <text:p>1673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3</text:p>
          </table:table-cell>
          <table:table-cell office:value-type="float" office:value="0.966408" calcext:value-type="float">
            <text:p>0.966408</text:p>
          </table:table-cell>
          <table:table-cell office:value-type="float" office:value="0.085128" calcext:value-type="float">
            <text:p>0.085128</text:p>
          </table:table-cell>
          <table:table-cell table:formula="of:=SUM([.C9:.D9])" office:value-type="float" office:value="1.051536" calcext:value-type="float">
            <text:p>1.051536</text:p>
          </table:table-cell>
          <table:table-cell office:value-type="float" office:value="122522" calcext:value-type="float">
            <text:p>1225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4</text:p>
          </table:table-cell>
          <table:table-cell office:value-type="float" office:value="0.926321" calcext:value-type="float">
            <text:p>0.926321</text:p>
          </table:table-cell>
          <table:table-cell office:value-type="float" office:value="0.10352" calcext:value-type="float">
            <text:p>0.10352</text:p>
          </table:table-cell>
          <table:table-cell table:formula="of:=SUM([.C10:.D10])" office:value-type="float" office:value="1.029841" calcext:value-type="float">
            <text:p>1.029841</text:p>
          </table:table-cell>
          <table:table-cell office:value-type="float" office:value="111038" calcext:value-type="float">
            <text:p>1110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5</text:p>
          </table:table-cell>
          <table:table-cell office:value-type="float" office:value="0.944317" calcext:value-type="float">
            <text:p>0.944317</text:p>
          </table:table-cell>
          <table:table-cell office:value-type="float" office:value="0.153181" calcext:value-type="float">
            <text:p>0.153181</text:p>
          </table:table-cell>
          <table:table-cell table:formula="of:=SUM([.C11:.D11])" office:value-type="float" office:value="1.097498" calcext:value-type="float">
            <text:p>1.097498</text:p>
          </table:table-cell>
          <table:table-cell office:value-type="float" office:value="178897" calcext:value-type="float">
            <text:p>1788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6</text:p>
          </table:table-cell>
          <table:table-cell office:value-type="float" office:value="1.05627" calcext:value-type="float">
            <text:p>1.05627</text:p>
          </table:table-cell>
          <table:table-cell office:value-type="float" office:value="0.018509" calcext:value-type="float">
            <text:p>0.018509</text:p>
          </table:table-cell>
          <table:table-cell table:formula="of:=SUM([.C12:.D12])" office:value-type="float" office:value="1.074779" calcext:value-type="float">
            <text:p>1.074779</text:p>
          </table:table-cell>
          <table:table-cell office:value-type="float" office:value="71010" calcext:value-type="float">
            <text:p>710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7</text:p>
          </table:table-cell>
          <table:table-cell office:value-type="float" office:value="2.062647" calcext:value-type="float">
            <text:p>2.062647</text:p>
          </table:table-cell>
          <table:table-cell office:value-type="float" office:value="0.21673" calcext:value-type="float">
            <text:p>0.21673</text:p>
          </table:table-cell>
          <table:table-cell table:formula="of:=SUM([.C13:.D13])" office:value-type="float" office:value="2.279377" calcext:value-type="float">
            <text:p>2.279377</text:p>
          </table:table-cell>
          <table:table-cell office:value-type="float" office:value="255545" calcext:value-type="float">
            <text:p>2555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8</text:p>
          </table:table-cell>
          <table:table-cell office:value-type="float" office:value="1.77255" calcext:value-type="float">
            <text:p>1.77255</text:p>
          </table:table-cell>
          <table:table-cell office:value-type="float" office:value="0.320468" calcext:value-type="float">
            <text:p>0.320468</text:p>
          </table:table-cell>
          <table:table-cell table:formula="of:=SUM([.C14:.D14])" office:value-type="float" office:value="2.093018" calcext:value-type="float">
            <text:p>2.093018</text:p>
          </table:table-cell>
          <table:table-cell office:value-type="float" office:value="437513" calcext:value-type="float">
            <text:p>4375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49</text:p>
          </table:table-cell>
          <table:table-cell office:value-type="float" office:value="2.38219" calcext:value-type="float">
            <text:p>2.38219</text:p>
          </table:table-cell>
          <table:table-cell office:value-type="float" office:value="0.396676" calcext:value-type="float">
            <text:p>0.396676</text:p>
          </table:table-cell>
          <table:table-cell table:formula="of:=SUM([.C15:.D15])" office:value-type="float" office:value="2.778866" calcext:value-type="float">
            <text:p>2.778866</text:p>
          </table:table-cell>
          <table:table-cell office:value-type="float" office:value="660943" calcext:value-type="float">
            <text:p>6609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0</text:p>
          </table:table-cell>
          <table:table-cell office:value-type="float" office:value="1.897884" calcext:value-type="float">
            <text:p>1.897884</text:p>
          </table:table-cell>
          <table:table-cell office:value-type="float" office:value="0.371895" calcext:value-type="float">
            <text:p>0.371895</text:p>
          </table:table-cell>
          <table:table-cell table:formula="of:=SUM([.C16:.D16])" office:value-type="float" office:value="2.269779" calcext:value-type="float">
            <text:p>2.269779</text:p>
          </table:table-cell>
          <table:table-cell office:value-type="float" office:value="593529" calcext:value-type="float">
            <text:p>5935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1</text:p>
          </table:table-cell>
          <table:table-cell office:value-type="float" office:value="2.041481" calcext:value-type="float">
            <text:p>2.041481</text:p>
          </table:table-cell>
          <table:table-cell office:value-type="float" office:value="0.121679" calcext:value-type="float">
            <text:p>0.121679</text:p>
          </table:table-cell>
          <table:table-cell table:formula="of:=SUM([.C17:.D17])" office:value-type="float" office:value="2.16316" calcext:value-type="float">
            <text:p>2.16316</text:p>
          </table:table-cell>
          <table:table-cell office:value-type="float" office:value="263145" calcext:value-type="float">
            <text:p>2631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2</text:p>
          </table:table-cell>
          <table:table-cell office:value-type="float" office:value="2.062756" calcext:value-type="float">
            <text:p>2.062756</text:p>
          </table:table-cell>
          <table:table-cell office:value-type="float" office:value="0.543743" calcext:value-type="float">
            <text:p>0.543743</text:p>
          </table:table-cell>
          <table:table-cell table:formula="of:=SUM([.C18:.D18])" office:value-type="float" office:value="2.606499" calcext:value-type="float">
            <text:p>2.606499</text:p>
          </table:table-cell>
          <table:table-cell office:value-type="float" office:value="825673" calcext:value-type="float">
            <text:p>8256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3</text:p>
          </table:table-cell>
          <table:table-cell office:value-type="float" office:value="1.869422" calcext:value-type="float">
            <text:p>1.869422</text:p>
          </table:table-cell>
          <table:table-cell office:value-type="float" office:value="0.198471" calcext:value-type="float">
            <text:p>0.198471</text:p>
          </table:table-cell>
          <table:table-cell table:formula="of:=SUM([.C19:.D19])" office:value-type="float" office:value="2.067893" calcext:value-type="float">
            <text:p>2.067893</text:p>
          </table:table-cell>
          <table:table-cell office:value-type="float" office:value="543931" calcext:value-type="float">
            <text:p>5439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4</text:p>
          </table:table-cell>
          <table:table-cell office:value-type="float" office:value="1.770046" calcext:value-type="float">
            <text:p>1.770046</text:p>
          </table:table-cell>
          <table:table-cell office:value-type="float" office:value="0.490087" calcext:value-type="float">
            <text:p>0.490087</text:p>
          </table:table-cell>
          <table:table-cell table:formula="of:=SUM([.C20:.D20])" office:value-type="float" office:value="2.260133" calcext:value-type="float">
            <text:p>2.260133</text:p>
          </table:table-cell>
          <table:table-cell office:value-type="float" office:value="864947" calcext:value-type="float">
            <text:p>8649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5</text:p>
          </table:table-cell>
          <table:table-cell office:value-type="float" office:value="1.842665" calcext:value-type="float">
            <text:p>1.842665</text:p>
          </table:table-cell>
          <table:table-cell office:value-type="float" office:value="0.519242" calcext:value-type="float">
            <text:p>0.519242</text:p>
          </table:table-cell>
          <table:table-cell table:formula="of:=SUM([.C21:.D21])" office:value-type="float" office:value="2.361907" calcext:value-type="float">
            <text:p>2.361907</text:p>
          </table:table-cell>
          <table:table-cell office:value-type="float" office:value="1033886" calcext:value-type="float">
            <text:p>10338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6</text:p>
          </table:table-cell>
          <table:table-cell office:value-type="float" office:value="2.4531" calcext:value-type="float">
            <text:p>2.4531</text:p>
          </table:table-cell>
          <table:table-cell office:value-type="float" office:value="0.64215" calcext:value-type="float">
            <text:p>0.64215</text:p>
          </table:table-cell>
          <table:table-cell table:formula="of:=SUM([.C22:.D22])" office:value-type="float" office:value="3.09525" calcext:value-type="float">
            <text:p>3.09525</text:p>
          </table:table-cell>
          <table:table-cell office:value-type="float" office:value="1402474" calcext:value-type="float">
            <text:p>14024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7</text:p>
          </table:table-cell>
          <table:table-cell office:value-type="float" office:value="3.742667" calcext:value-type="float">
            <text:p>3.742667</text:p>
          </table:table-cell>
          <table:table-cell office:value-type="float" office:value="1.365311" calcext:value-type="float">
            <text:p>1.365311</text:p>
          </table:table-cell>
          <table:table-cell table:formula="of:=SUM([.C23:.D23])" office:value-type="float" office:value="5.107978" calcext:value-type="float">
            <text:p>5.107978</text:p>
          </table:table-cell>
          <table:table-cell office:value-type="float" office:value="2512176" calcext:value-type="float">
            <text:p>25121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8</text:p>
          </table:table-cell>
          <table:table-cell office:value-type="float" office:value="5.246216" calcext:value-type="float">
            <text:p>5.246216</text:p>
          </table:table-cell>
          <table:table-cell office:value-type="float" office:value="3.134334" calcext:value-type="float">
            <text:p>3.134334</text:p>
          </table:table-cell>
          <table:table-cell table:formula="of:=SUM([.C24:.D24])" office:value-type="float" office:value="8.38055" calcext:value-type="float">
            <text:p>8.38055</text:p>
          </table:table-cell>
          <table:table-cell office:value-type="float" office:value="4295314" calcext:value-type="float">
            <text:p>42953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4:59</text:p>
          </table:table-cell>
          <table:table-cell office:value-type="float" office:value="3.935378" calcext:value-type="float">
            <text:p>3.935378</text:p>
          </table:table-cell>
          <table:table-cell office:value-type="float" office:value="1.404003" calcext:value-type="float">
            <text:p>1.404003</text:p>
          </table:table-cell>
          <table:table-cell table:formula="of:=SUM([.C25:.D25])" office:value-type="float" office:value="5.339381" calcext:value-type="float">
            <text:p>5.339381</text:p>
          </table:table-cell>
          <table:table-cell office:value-type="float" office:value="2676103" calcext:value-type="float">
            <text:p>26761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0</text:p>
          </table:table-cell>
          <table:table-cell office:value-type="float" office:value="3.209713" calcext:value-type="float">
            <text:p>3.209713</text:p>
          </table:table-cell>
          <table:table-cell office:value-type="float" office:value="0.93332" calcext:value-type="float">
            <text:p>0.93332</text:p>
          </table:table-cell>
          <table:table-cell table:formula="of:=SUM([.C26:.D26])" office:value-type="float" office:value="4.143033" calcext:value-type="float">
            <text:p>4.143033</text:p>
          </table:table-cell>
          <table:table-cell office:value-type="float" office:value="1921673" calcext:value-type="float">
            <text:p>19216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1</text:p>
          </table:table-cell>
          <table:table-cell office:value-type="float" office:value="3.017632" calcext:value-type="float">
            <text:p>3.017632</text:p>
          </table:table-cell>
          <table:table-cell office:value-type="float" office:value="0.763345" calcext:value-type="float">
            <text:p>0.763345</text:p>
          </table:table-cell>
          <table:table-cell table:formula="of:=SUM([.C27:.D27])" office:value-type="float" office:value="3.780977" calcext:value-type="float">
            <text:p>3.780977</text:p>
          </table:table-cell>
          <table:table-cell office:value-type="float" office:value="2426137" calcext:value-type="float">
            <text:p>2426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2</text:p>
          </table:table-cell>
          <table:table-cell office:value-type="float" office:value="6.382511" calcext:value-type="float">
            <text:p>6.382511</text:p>
          </table:table-cell>
          <table:table-cell office:value-type="float" office:value="5.068362" calcext:value-type="float">
            <text:p>5.068362</text:p>
          </table:table-cell>
          <table:table-cell table:formula="of:=SUM([.C28:.D28])" office:value-type="float" office:value="11.450873" calcext:value-type="float">
            <text:p>11.450873</text:p>
          </table:table-cell>
          <table:table-cell office:value-type="float" office:value="3412245" calcext:value-type="float">
            <text:p>34122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3</text:p>
          </table:table-cell>
          <table:table-cell office:value-type="float" office:value="9.749756" calcext:value-type="float">
            <text:p>9.749756</text:p>
          </table:table-cell>
          <table:table-cell office:value-type="float" office:value="2.509592" calcext:value-type="float">
            <text:p>2.509592</text:p>
          </table:table-cell>
          <table:table-cell table:formula="of:=SUM([.C29:.D29])" office:value-type="float" office:value="12.259348" calcext:value-type="float">
            <text:p>12.259348</text:p>
          </table:table-cell>
          <table:table-cell office:value-type="float" office:value="2484226" calcext:value-type="float">
            <text:p>2484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4</text:p>
          </table:table-cell>
          <table:table-cell office:value-type="float" office:value="3.648043" calcext:value-type="float">
            <text:p>3.648043</text:p>
          </table:table-cell>
          <table:table-cell office:value-type="float" office:value="1.65297" calcext:value-type="float">
            <text:p>1.65297</text:p>
          </table:table-cell>
          <table:table-cell table:formula="of:=SUM([.C30:.D30])" office:value-type="float" office:value="5.301013" calcext:value-type="float">
            <text:p>5.301013</text:p>
          </table:table-cell>
          <table:table-cell office:value-type="float" office:value="3248000" calcext:value-type="float">
            <text:p>3248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5</text:p>
          </table:table-cell>
          <table:table-cell office:value-type="float" office:value="3.572212" calcext:value-type="float">
            <text:p>3.572212</text:p>
          </table:table-cell>
          <table:table-cell office:value-type="float" office:value="2.091141" calcext:value-type="float">
            <text:p>2.091141</text:p>
          </table:table-cell>
          <table:table-cell table:formula="of:=SUM([.C31:.D31])" office:value-type="float" office:value="5.663353" calcext:value-type="float">
            <text:p>5.663353</text:p>
          </table:table-cell>
          <table:table-cell office:value-type="float" office:value="3047348" calcext:value-type="float">
            <text:p>30473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6</text:p>
          </table:table-cell>
          <table:table-cell office:value-type="float" office:value="3.487931" calcext:value-type="float">
            <text:p>3.487931</text:p>
          </table:table-cell>
          <table:table-cell office:value-type="float" office:value="0.99341" calcext:value-type="float">
            <text:p>0.99341</text:p>
          </table:table-cell>
          <table:table-cell table:formula="of:=SUM([.C32:.D32])" office:value-type="float" office:value="4.481341" calcext:value-type="float">
            <text:p>4.481341</text:p>
          </table:table-cell>
          <table:table-cell office:value-type="float" office:value="1929850" calcext:value-type="float">
            <text:p>19298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7</text:p>
          </table:table-cell>
          <table:table-cell office:value-type="float" office:value="3.835644" calcext:value-type="float">
            <text:p>3.835644</text:p>
          </table:table-cell>
          <table:table-cell office:value-type="float" office:value="0.805599" calcext:value-type="float">
            <text:p>0.805599</text:p>
          </table:table-cell>
          <table:table-cell table:formula="of:=SUM([.C33:.D33])" office:value-type="float" office:value="4.641243" calcext:value-type="float">
            <text:p>4.641243</text:p>
          </table:table-cell>
          <table:table-cell office:value-type="float" office:value="1900478" calcext:value-type="float">
            <text:p>19004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8</text:p>
          </table:table-cell>
          <table:table-cell office:value-type="float" office:value="4.59234" calcext:value-type="float">
            <text:p>4.59234</text:p>
          </table:table-cell>
          <table:table-cell office:value-type="float" office:value="2.075075" calcext:value-type="float">
            <text:p>2.075075</text:p>
          </table:table-cell>
          <table:table-cell table:formula="of:=SUM([.C34:.D34])" office:value-type="float" office:value="6.667415" calcext:value-type="float">
            <text:p>6.667415</text:p>
          </table:table-cell>
          <table:table-cell office:value-type="float" office:value="2951857" calcext:value-type="float">
            <text:p>29518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09</text:p>
          </table:table-cell>
          <table:table-cell office:value-type="float" office:value="4.408472" calcext:value-type="float">
            <text:p>4.408472</text:p>
          </table:table-cell>
          <table:table-cell office:value-type="float" office:value="0.881806" calcext:value-type="float">
            <text:p>0.881806</text:p>
          </table:table-cell>
          <table:table-cell table:formula="of:=SUM([.C35:.D35])" office:value-type="float" office:value="5.290278" calcext:value-type="float">
            <text:p>5.290278</text:p>
          </table:table-cell>
          <table:table-cell office:value-type="float" office:value="2229874" calcext:value-type="float">
            <text:p>22298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0</text:p>
          </table:table-cell>
          <table:table-cell office:value-type="float" office:value="4.228408" calcext:value-type="float">
            <text:p>4.228408</text:p>
          </table:table-cell>
          <table:table-cell office:value-type="float" office:value="0.775458" calcext:value-type="float">
            <text:p>0.775458</text:p>
          </table:table-cell>
          <table:table-cell table:formula="of:=SUM([.C36:.D36])" office:value-type="float" office:value="5.003866" calcext:value-type="float">
            <text:p>5.003866</text:p>
          </table:table-cell>
          <table:table-cell office:value-type="float" office:value="1294803" calcext:value-type="float">
            <text:p>12948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1</text:p>
          </table:table-cell>
          <table:table-cell office:value-type="float" office:value="4.794338" calcext:value-type="float">
            <text:p>4.794338</text:p>
          </table:table-cell>
          <table:table-cell office:value-type="float" office:value="1.518604" calcext:value-type="float">
            <text:p>1.518604</text:p>
          </table:table-cell>
          <table:table-cell table:formula="of:=SUM([.C37:.D37])" office:value-type="float" office:value="6.312942" calcext:value-type="float">
            <text:p>6.312942</text:p>
          </table:table-cell>
          <table:table-cell office:value-type="float" office:value="2568850" calcext:value-type="float">
            <text:p>25688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2</text:p>
          </table:table-cell>
          <table:table-cell office:value-type="float" office:value="4.771813" calcext:value-type="float">
            <text:p>4.771813</text:p>
          </table:table-cell>
          <table:table-cell office:value-type="float" office:value="1.638697" calcext:value-type="float">
            <text:p>1.638697</text:p>
          </table:table-cell>
          <table:table-cell table:formula="of:=SUM([.C38:.D38])" office:value-type="float" office:value="6.41051" calcext:value-type="float">
            <text:p>6.41051</text:p>
          </table:table-cell>
          <table:table-cell office:value-type="float" office:value="3049187" calcext:value-type="float">
            <text:p>30491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3</text:p>
          </table:table-cell>
          <table:table-cell office:value-type="float" office:value="4.394442" calcext:value-type="float">
            <text:p>4.394442</text:p>
          </table:table-cell>
          <table:table-cell office:value-type="float" office:value="0.727681" calcext:value-type="float">
            <text:p>0.727681</text:p>
          </table:table-cell>
          <table:table-cell table:formula="of:=SUM([.C39:.D39])" office:value-type="float" office:value="5.122123" calcext:value-type="float">
            <text:p>5.122123</text:p>
          </table:table-cell>
          <table:table-cell office:value-type="float" office:value="1991508" calcext:value-type="float">
            <text:p>19915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4</text:p>
          </table:table-cell>
          <table:table-cell office:value-type="float" office:value="5.201402" calcext:value-type="float">
            <text:p>5.201402</text:p>
          </table:table-cell>
          <table:table-cell office:value-type="float" office:value="1.405355" calcext:value-type="float">
            <text:p>1.405355</text:p>
          </table:table-cell>
          <table:table-cell table:formula="of:=SUM([.C40:.D40])" office:value-type="float" office:value="6.606757" calcext:value-type="float">
            <text:p>6.606757</text:p>
          </table:table-cell>
          <table:table-cell office:value-type="float" office:value="2815786" calcext:value-type="float">
            <text:p>28157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5</text:p>
          </table:table-cell>
          <table:table-cell office:value-type="float" office:value="5.577674" calcext:value-type="float">
            <text:p>5.577674</text:p>
          </table:table-cell>
          <table:table-cell office:value-type="float" office:value="2.071736" calcext:value-type="float">
            <text:p>2.071736</text:p>
          </table:table-cell>
          <table:table-cell table:formula="of:=SUM([.C41:.D41])" office:value-type="float" office:value="7.64941" calcext:value-type="float">
            <text:p>7.64941</text:p>
          </table:table-cell>
          <table:table-cell office:value-type="float" office:value="3612238" calcext:value-type="float">
            <text:p>36122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6</text:p>
          </table:table-cell>
          <table:table-cell office:value-type="float" office:value="7.514047" calcext:value-type="float">
            <text:p>7.514047</text:p>
          </table:table-cell>
          <table:table-cell office:value-type="float" office:value="7.824563" calcext:value-type="float">
            <text:p>7.824563</text:p>
          </table:table-cell>
          <table:table-cell table:formula="of:=SUM([.C42:.D42])" office:value-type="float" office:value="15.33861" calcext:value-type="float">
            <text:p>15.33861</text:p>
          </table:table-cell>
          <table:table-cell office:value-type="float" office:value="6665949" calcext:value-type="float">
            <text:p>666594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7</text:p>
          </table:table-cell>
          <table:table-cell office:value-type="float" office:value="9.445882" calcext:value-type="float">
            <text:p>9.445882</text:p>
          </table:table-cell>
          <table:table-cell office:value-type="float" office:value="3.17837" calcext:value-type="float">
            <text:p>3.17837</text:p>
          </table:table-cell>
          <table:table-cell table:formula="of:=SUM([.C43:.D43])" office:value-type="float" office:value="12.624252" calcext:value-type="float">
            <text:p>12.624252</text:p>
          </table:table-cell>
          <table:table-cell office:value-type="float" office:value="3835318" calcext:value-type="float">
            <text:p>38353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8</text:p>
          </table:table-cell>
          <table:table-cell office:value-type="float" office:value="7.093827" calcext:value-type="float">
            <text:p>7.093827</text:p>
          </table:table-cell>
          <table:table-cell office:value-type="float" office:value="2.508651" calcext:value-type="float">
            <text:p>2.508651</text:p>
          </table:table-cell>
          <table:table-cell table:formula="of:=SUM([.C44:.D44])" office:value-type="float" office:value="9.602478" calcext:value-type="float">
            <text:p>9.602478</text:p>
          </table:table-cell>
          <table:table-cell office:value-type="float" office:value="4202949" calcext:value-type="float">
            <text:p>42029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19</text:p>
          </table:table-cell>
          <table:table-cell office:value-type="float" office:value="10.916189" calcext:value-type="float">
            <text:p>10.916189</text:p>
          </table:table-cell>
          <table:table-cell office:value-type="float" office:value="4.145785" calcext:value-type="float">
            <text:p>4.145785</text:p>
          </table:table-cell>
          <table:table-cell table:formula="of:=SUM([.C45:.D45])" office:value-type="float" office:value="15.061974" calcext:value-type="float">
            <text:p>15.061974</text:p>
          </table:table-cell>
          <table:table-cell office:value-type="float" office:value="2364612" calcext:value-type="float">
            <text:p>23646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0</text:p>
          </table:table-cell>
          <table:table-cell office:value-type="float" office:value="47.023892" calcext:value-type="float">
            <text:p>47.023892</text:p>
          </table:table-cell>
          <table:table-cell office:value-type="float" office:value="25.505849" calcext:value-type="float">
            <text:p>25.505849</text:p>
          </table:table-cell>
          <table:table-cell table:formula="of:=SUM([.C46:.D46])" office:value-type="float" office:value="72.529741" calcext:value-type="float">
            <text:p>72.529741</text:p>
          </table:table-cell>
          <table:table-cell office:value-type="float" office:value="2813819" calcext:value-type="float">
            <text:p>28138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1</text:p>
          </table:table-cell>
          <table:table-cell office:value-type="float" office:value="37.665388" calcext:value-type="float">
            <text:p>37.665388</text:p>
          </table:table-cell>
          <table:table-cell office:value-type="float" office:value="47.81696" calcext:value-type="float">
            <text:p>47.81696</text:p>
          </table:table-cell>
          <table:table-cell table:formula="of:=SUM([.C47:.D47])" office:value-type="float" office:value="85.482348" calcext:value-type="float">
            <text:p>85.482348</text:p>
          </table:table-cell>
          <table:table-cell office:value-type="float" office:value="3794471" calcext:value-type="float">
            <text:p>37944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2</text:p>
          </table:table-cell>
          <table:table-cell office:value-type="float" office:value="32.059815" calcext:value-type="float">
            <text:p>32.059815</text:p>
          </table:table-cell>
          <table:table-cell office:value-type="float" office:value="44.199359" calcext:value-type="float">
            <text:p>44.199359</text:p>
          </table:table-cell>
          <table:table-cell table:formula="of:=SUM([.C48:.D48])" office:value-type="float" office:value="76.259174" calcext:value-type="float">
            <text:p>76.259174</text:p>
          </table:table-cell>
          <table:table-cell office:value-type="float" office:value="2949740" calcext:value-type="float">
            <text:p>29497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3</text:p>
          </table:table-cell>
          <table:table-cell office:value-type="float" office:value="59.693265" calcext:value-type="float">
            <text:p>59.693265</text:p>
          </table:table-cell>
          <table:table-cell office:value-type="float" office:value="373.454604" calcext:value-type="float">
            <text:p>373.454604</text:p>
          </table:table-cell>
          <table:table-cell table:formula="of:=SUM([.C49:.D49])" office:value-type="float" office:value="433.147869" calcext:value-type="float">
            <text:p>433.147869</text:p>
          </table:table-cell>
          <table:table-cell office:value-type="float" office:value="9395931" calcext:value-type="float">
            <text:p>93959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4</text:p>
          </table:table-cell>
          <table:table-cell office:value-type="float" office:value="365.404756" calcext:value-type="float">
            <text:p>365.404756</text:p>
          </table:table-cell>
          <table:table-cell office:value-type="float" office:value="190.492067" calcext:value-type="float">
            <text:p>190.492067</text:p>
          </table:table-cell>
          <table:table-cell table:formula="of:=SUM([.C50:.D50])" office:value-type="float" office:value="555.896823" calcext:value-type="float">
            <text:p>555.896823</text:p>
          </table:table-cell>
          <table:table-cell office:value-type="float" office:value="3790599" calcext:value-type="float">
            <text:p>37905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5</text:p>
          </table:table-cell>
          <table:table-cell office:value-type="float" office:value="448.345262" calcext:value-type="float">
            <text:p>448.345262</text:p>
          </table:table-cell>
          <table:table-cell office:value-type="float" office:value="132.397292" calcext:value-type="float">
            <text:p>132.397292</text:p>
          </table:table-cell>
          <table:table-cell table:formula="of:=SUM([.C51:.D51])" office:value-type="float" office:value="580.742554" calcext:value-type="float">
            <text:p>580.742554</text:p>
          </table:table-cell>
          <table:table-cell office:value-type="float" office:value="4512097" calcext:value-type="float">
            <text:p>45120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6</text:p>
          </table:table-cell>
          <table:table-cell office:value-type="float" office:value="362.189919" calcext:value-type="float">
            <text:p>362.189919</text:p>
          </table:table-cell>
          <table:table-cell office:value-type="float" office:value="98.908957" calcext:value-type="float">
            <text:p>98.908957</text:p>
          </table:table-cell>
          <table:table-cell table:formula="of:=SUM([.C52:.D52])" office:value-type="float" office:value="461.098876" calcext:value-type="float">
            <text:p>461.098876</text:p>
          </table:table-cell>
          <table:table-cell office:value-type="float" office:value="4249345" calcext:value-type="float">
            <text:p>42493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7</text:p>
          </table:table-cell>
          <table:table-cell office:value-type="float" office:value="353.149054" calcext:value-type="float">
            <text:p>353.149054</text:p>
          </table:table-cell>
          <table:table-cell office:value-type="float" office:value="67.541715" calcext:value-type="float">
            <text:p>67.541715</text:p>
          </table:table-cell>
          <table:table-cell table:formula="of:=SUM([.C53:.D53])" office:value-type="float" office:value="420.690769" calcext:value-type="float">
            <text:p>420.690769</text:p>
          </table:table-cell>
          <table:table-cell office:value-type="float" office:value="4095928" calcext:value-type="float">
            <text:p>409592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8</text:p>
          </table:table-cell>
          <table:table-cell office:value-type="float" office:value="193.339795" calcext:value-type="float">
            <text:p>193.339795</text:p>
          </table:table-cell>
          <table:table-cell office:value-type="float" office:value="0" calcext:value-type="float">
            <text:p>0</text:p>
          </table:table-cell>
          <table:table-cell table:formula="of:=SUM([.C54:.D54])" office:value-type="float" office:value="193.339795" calcext:value-type="float">
            <text:p>193.33979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29</text:p>
          </table:table-cell>
          <table:table-cell office:value-type="float" office:value="134.716796" calcext:value-type="float">
            <text:p>134.716796</text:p>
          </table:table-cell>
          <table:table-cell office:value-type="float" office:value="0" calcext:value-type="float">
            <text:p>0</text:p>
          </table:table-cell>
          <table:table-cell table:formula="of:=SUM([.C55:.D55])" office:value-type="float" office:value="134.716796" calcext:value-type="float">
            <text:p>134.71679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0</text:p>
          </table:table-cell>
          <table:table-cell office:value-type="float" office:value="75.927697" calcext:value-type="float">
            <text:p>75.927697</text:p>
          </table:table-cell>
          <table:table-cell office:value-type="float" office:value="0" calcext:value-type="float">
            <text:p>0</text:p>
          </table:table-cell>
          <table:table-cell table:formula="of:=SUM([.C56:.D56])" office:value-type="float" office:value="75.927697" calcext:value-type="float">
            <text:p>75.92769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1</text:p>
          </table:table-cell>
          <table:table-cell office:value-type="float" office:value="76.60432" calcext:value-type="float">
            <text:p>76.60432</text:p>
          </table:table-cell>
          <table:table-cell office:value-type="float" office:value="16.839719" calcext:value-type="float">
            <text:p>16.839719</text:p>
          </table:table-cell>
          <table:table-cell table:formula="of:=SUM([.C57:.D57])" office:value-type="float" office:value="93.444039" calcext:value-type="float">
            <text:p>93.444039</text:p>
          </table:table-cell>
          <table:table-cell office:value-type="float" office:value="952000" calcext:value-type="float">
            <text:p>95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2</text:p>
          </table:table-cell>
          <table:table-cell office:value-type="float" office:value="47.904756" calcext:value-type="float">
            <text:p>47.904756</text:p>
          </table:table-cell>
          <table:table-cell office:value-type="float" office:value="44.477885" calcext:value-type="float">
            <text:p>44.477885</text:p>
          </table:table-cell>
          <table:table-cell table:formula="of:=SUM([.C58:.D58])" office:value-type="float" office:value="92.382641" calcext:value-type="float">
            <text:p>92.382641</text:p>
          </table:table-cell>
          <table:table-cell office:value-type="float" office:value="1552469" calcext:value-type="float">
            <text:p>15524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3</text:p>
          </table:table-cell>
          <table:table-cell office:value-type="float" office:value="36.247591" calcext:value-type="float">
            <text:p>36.247591</text:p>
          </table:table-cell>
          <table:table-cell office:value-type="float" office:value="15.040643" calcext:value-type="float">
            <text:p>15.040643</text:p>
          </table:table-cell>
          <table:table-cell table:formula="of:=SUM([.C59:.D59])" office:value-type="float" office:value="51.288234" calcext:value-type="float">
            <text:p>51.288234</text:p>
          </table:table-cell>
          <table:table-cell office:value-type="float" office:value="947988" calcext:value-type="float">
            <text:p>9479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4</text:p>
          </table:table-cell>
          <table:table-cell office:value-type="float" office:value="50.784432" calcext:value-type="float">
            <text:p>50.784432</text:p>
          </table:table-cell>
          <table:table-cell office:value-type="float" office:value="4.336519" calcext:value-type="float">
            <text:p>4.336519</text:p>
          </table:table-cell>
          <table:table-cell table:formula="of:=SUM([.C60:.D60])" office:value-type="float" office:value="55.120951" calcext:value-type="float">
            <text:p>55.120951</text:p>
          </table:table-cell>
          <table:table-cell office:value-type="float" office:value="1093865" calcext:value-type="float">
            <text:p>10938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5</text:p>
          </table:table-cell>
          <table:table-cell office:value-type="float" office:value="144.753679" calcext:value-type="float">
            <text:p>144.753679</text:p>
          </table:table-cell>
          <table:table-cell office:value-type="float" office:value="85.870615" calcext:value-type="float">
            <text:p>85.870615</text:p>
          </table:table-cell>
          <table:table-cell table:formula="of:=SUM([.C61:.D61])" office:value-type="float" office:value="230.624294" calcext:value-type="float">
            <text:p>230.624294</text:p>
          </table:table-cell>
          <table:table-cell office:value-type="float" office:value="2507713" calcext:value-type="float">
            <text:p>25077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6</text:p>
          </table:table-cell>
          <table:table-cell office:value-type="float" office:value="181.62845" calcext:value-type="float">
            <text:p>181.62845</text:p>
          </table:table-cell>
          <table:table-cell office:value-type="float" office:value="283.26337" calcext:value-type="float">
            <text:p>283.26337</text:p>
          </table:table-cell>
          <table:table-cell table:formula="of:=SUM([.C62:.D62])" office:value-type="float" office:value="464.89182" calcext:value-type="float">
            <text:p>464.89182</text:p>
          </table:table-cell>
          <table:table-cell office:value-type="float" office:value="6099755" calcext:value-type="float">
            <text:p>60997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7</text:p>
          </table:table-cell>
          <table:table-cell office:value-type="float" office:value="290.024998" calcext:value-type="float">
            <text:p>290.024998</text:p>
          </table:table-cell>
          <table:table-cell office:value-type="float" office:value="203.064249" calcext:value-type="float">
            <text:p>203.064249</text:p>
          </table:table-cell>
          <table:table-cell office:value-type="float" office:value="0" calcext:value-type="float">
            <text:p>0</text:p>
          </table:table-cell>
          <table:table-cell office:value-type="float" office:value="5033359" calcext:value-type="float">
            <text:p>50333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8</text:p>
          </table:table-cell>
          <table:table-cell office:value-type="float" office:value="127.898411" calcext:value-type="float">
            <text:p>127.898411</text:p>
          </table:table-cell>
          <table:table-cell office:value-type="float" office:value="94.475076" calcext:value-type="float">
            <text:p>94.475076</text:p>
          </table:table-cell>
          <table:table-cell office:value-type="float" office:value="0" calcext:value-type="float">
            <text:p>0</text:p>
          </table:table-cell>
          <table:table-cell office:value-type="float" office:value="2101364" calcext:value-type="float">
            <text:p>21013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39</text:p>
          </table:table-cell>
          <table:table-cell office:value-type="float" office:value="162.426542" calcext:value-type="float">
            <text:p>162.426542</text:p>
          </table:table-cell>
          <table:table-cell office:value-type="float" office:value="246.511201" calcext:value-type="float">
            <text:p>246.511201</text:p>
          </table:table-cell>
          <table:table-cell office:value-type="float" office:value="0" calcext:value-type="float">
            <text:p>0</text:p>
          </table:table-cell>
          <table:table-cell office:value-type="float" office:value="6495358" calcext:value-type="float">
            <text:p>649535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0</text:p>
          </table:table-cell>
          <table:table-cell office:value-type="float" office:value="140.28877" calcext:value-type="float">
            <text:p>140.28877</text:p>
          </table:table-cell>
          <table:table-cell office:value-type="float" office:value="233.423811" calcext:value-type="float">
            <text:p>233.423811</text:p>
          </table:table-cell>
          <table:table-cell office:value-type="float" office:value="0" calcext:value-type="float">
            <text:p>0</text:p>
          </table:table-cell>
          <table:table-cell office:value-type="float" office:value="6269408" calcext:value-type="float">
            <text:p>62694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1</text:p>
          </table:table-cell>
          <table:table-cell office:value-type="float" office:value="142.54305" calcext:value-type="float">
            <text:p>142.54305</text:p>
          </table:table-cell>
          <table:table-cell office:value-type="float" office:value="111.707346" calcext:value-type="float">
            <text:p>111.707346</text:p>
          </table:table-cell>
          <table:table-cell office:value-type="float" office:value="0" calcext:value-type="float">
            <text:p>0</text:p>
          </table:table-cell>
          <table:table-cell office:value-type="float" office:value="2990425" calcext:value-type="float">
            <text:p>29904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2</text:p>
          </table:table-cell>
          <table:table-cell office:value-type="float" office:value="77.108266" calcext:value-type="float">
            <text:p>77.108266</text:p>
          </table:table-cell>
          <table:table-cell office:value-type="float" office:value="20.784517" calcext:value-type="float">
            <text:p>20.784517</text:p>
          </table:table-cell>
          <table:table-cell office:value-type="float" office:value="0" calcext:value-type="float">
            <text:p>0</text:p>
          </table:table-cell>
          <table:table-cell office:value-type="float" office:value="572034" calcext:value-type="float">
            <text:p>5720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3</text:p>
          </table:table-cell>
          <table:table-cell office:value-type="float" office:value="70.461625" calcext:value-type="float">
            <text:p>70.461625</text:p>
          </table:table-cell>
          <table:table-cell office:value-type="float" office:value="86.25909" calcext:value-type="float">
            <text:p>86.25909</text:p>
          </table:table-cell>
          <table:table-cell office:value-type="float" office:value="0" calcext:value-type="float">
            <text:p>0</text:p>
          </table:table-cell>
          <table:table-cell office:value-type="float" office:value="2718391" calcext:value-type="float">
            <text:p>27183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4</text:p>
          </table:table-cell>
          <table:table-cell office:value-type="float" office:value="64.130847" calcext:value-type="float">
            <text:p>64.130847</text:p>
          </table:table-cell>
          <table:table-cell office:value-type="float" office:value="27.88948" calcext:value-type="float">
            <text:p>27.88948</text:p>
          </table:table-cell>
          <table:table-cell office:value-type="float" office:value="0" calcext:value-type="float">
            <text:p>0</text:p>
          </table:table-cell>
          <table:table-cell office:value-type="float" office:value="1150779" calcext:value-type="float">
            <text:p>115077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5</text:p>
          </table:table-cell>
          <table:table-cell office:value-type="float" office:value="85.398188" calcext:value-type="float">
            <text:p>85.398188</text:p>
          </table:table-cell>
          <table:table-cell office:value-type="float" office:value="75.548831" calcext:value-type="float">
            <text:p>75.548831</text:p>
          </table:table-cell>
          <table:table-cell office:value-type="float" office:value="0" calcext:value-type="float">
            <text:p>0</text:p>
          </table:table-cell>
          <table:table-cell office:value-type="float" office:value="1728608" calcext:value-type="float">
            <text:p>17286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6</text:p>
          </table:table-cell>
          <table:table-cell office:value-type="float" office:value="346.814205" calcext:value-type="float">
            <text:p>346.814205</text:p>
          </table:table-cell>
          <table:table-cell office:value-type="float" office:value="38.596058" calcext:value-type="float">
            <text:p>38.596058</text:p>
          </table:table-cell>
          <table:table-cell office:value-type="float" office:value="0" calcext:value-type="float">
            <text:p>0</text:p>
          </table:table-cell>
          <table:table-cell office:value-type="float" office:value="2533912" calcext:value-type="float">
            <text:p>25339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7</text:p>
          </table:table-cell>
          <table:table-cell office:value-type="float" office:value="329.225241" calcext:value-type="float">
            <text:p>329.225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8</text:p>
          </table:table-cell>
          <table:table-cell office:value-type="float" office:value="257.037372" calcext:value-type="float">
            <text:p>257.03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49</text:p>
          </table:table-cell>
          <table:table-cell office:value-type="float" office:value="179.946502" calcext:value-type="float">
            <text:p>179.946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0</text:p>
          </table:table-cell>
          <table:table-cell office:value-type="float" office:value="102.432961" calcext:value-type="float">
            <text:p>102.432961</text:p>
          </table:table-cell>
          <table:table-cell office:value-type="float" office:value="1.453515" calcext:value-type="float">
            <text:p>1.453515</text:p>
          </table:table-cell>
          <table:table-cell office:value-type="float" office:value="0" calcext:value-type="float">
            <text:p>0</text:p>
          </table:table-cell>
          <table:table-cell office:value-type="float" office:value="40104" calcext:value-type="float">
            <text:p>4010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1</text:p>
          </table:table-cell>
          <table:table-cell office:value-type="float" office:value="77.243826" calcext:value-type="float">
            <text:p>77.243826</text:p>
          </table:table-cell>
          <table:table-cell office:value-type="float" office:value="20.716149" calcext:value-type="float">
            <text:p>20.716149</text:p>
          </table:table-cell>
          <table:table-cell office:value-type="float" office:value="0" calcext:value-type="float">
            <text:p>0</text:p>
          </table:table-cell>
          <table:table-cell office:value-type="float" office:value="1875858" calcext:value-type="float">
            <text:p>187585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2</text:p>
          </table:table-cell>
          <table:table-cell office:value-type="float" office:value="82.851841" calcext:value-type="float">
            <text:p>82.851841</text:p>
          </table:table-cell>
          <table:table-cell office:value-type="float" office:value="41.925927" calcext:value-type="float">
            <text:p>41.925927</text:p>
          </table:table-cell>
          <table:table-cell office:value-type="float" office:value="0" calcext:value-type="float">
            <text:p>0</text:p>
          </table:table-cell>
          <table:table-cell office:value-type="float" office:value="2512625" calcext:value-type="float">
            <text:p>25126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3</text:p>
          </table:table-cell>
          <table:table-cell office:value-type="float" office:value="37.637654" calcext:value-type="float">
            <text:p>37.637654</text:p>
          </table:table-cell>
          <table:table-cell office:value-type="float" office:value="12.452289" calcext:value-type="float">
            <text:p>12.452289</text:p>
          </table:table-cell>
          <table:table-cell office:value-type="float" office:value="0" calcext:value-type="float">
            <text:p>0</text:p>
          </table:table-cell>
          <table:table-cell office:value-type="float" office:value="858057" calcext:value-type="float">
            <text:p>8580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4</text:p>
          </table:table-cell>
          <table:table-cell office:value-type="float" office:value="16.480317" calcext:value-type="float">
            <text:p>16.480317</text:p>
          </table:table-cell>
          <table:table-cell office:value-type="float" office:value="0.647611" calcext:value-type="float">
            <text:p>0.647611</text:p>
          </table:table-cell>
          <table:table-cell office:value-type="float" office:value="0" calcext:value-type="float">
            <text:p>0</text:p>
          </table:table-cell>
          <table:table-cell office:value-type="float" office:value="135869" calcext:value-type="float">
            <text:p>1358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6:05:55</text:p>
          </table:table-cell>
          <table:table-cell office:value-type="float" office:value="5.489716" calcext:value-type="float">
            <text:p>5.489716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" calcext:value-type="float">
            <text:p>0</text:p>
          </table:table-cell>
          <table:table-cell office:value-type="float" office:value="54425" calcext:value-type="float">
            <text:p>544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00-00-00</text:date>, <text:time style:data-style-name="N2" text:time-value="21:08:31.541752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06:21.191850142</meta:creation-date>
    <meta:generator>LibreOffice/5.4.0.3$Linux_X86_64 LibreOffice_project/7556cbc6811c9d992f4064ab9287069087d7f62c</meta:generator>
    <dc:date>2017-09-07T21:43:25.712354084</dc:date>
    <meta:editing-duration>PT20M24S</meta:editing-duration>
    <meta:editing-cycles>6</meta:editing-cycles>
    <meta:document-statistic meta:table-count="2" meta:cell-count="9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2.169cm" svg:y="3.56cm" style:legend-expansion="high" chart:style-name="ch2"/>
        <chart:plot-area chart:style-name="ch3" table:cell-range-address="test7_100.G1:test7_100.G81 test7_100.C1:test7_100.D81" chart:data-source-has-labels="row" svg:x="0.32cm" svg:y="0.18cm" svg:width="11.529cm" svg:height="8.64cm">
          <chartooo:coordinate-region svg:x="1.127cm" svg:y="0.354cm" svg:width="10.535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_100.C2:test7_100.C81" chart:label-cell-address="test7_100.C1:test7_100.C1" chart:class="chart:scatter">
            <chart:domain table:cell-range-address="test7_100.G2:test7_100.G81"/>
            <chart:regression-curve chart:style-name="ch7"/>
            <chart:data-point chart:repeated="80"/>
          </chart:series>
          <chart:series chart:style-name="ch8" chart:values-cell-range-address="test7_100.D2:test7_100.D81" chart:label-cell-address="test7_100.D1:test7_100.D1" chart:class="chart:scatter">
            <chart:regression-curve chart:style-name="ch9"/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7_100.C1:test7_100.C1</svg:desc>
                </draw:g>
              </table:table-cell>
              <table:table-cell office:value-type="string">
                <text:p>xfertime</text:p>
                <draw:g>
                  <svg:desc>test7_100.D1:test7_1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7_100.G2:test7_100.G81</svg:desc>
                </draw:g>
              </table:table-cell>
              <table:table-cell office:value-type="float" office:value="3.912016">
                <text:p>3.912016</text:p>
                <draw:g>
                  <svg:desc>test7_100.C2:test7_100.C81</svg:desc>
                </draw:g>
              </table:table-cell>
              <table:table-cell office:value-type="float" office:value="0.202162">
                <text:p>0.202162</text:p>
                <draw:g>
                  <svg:desc>test7_100.D2:test7_100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.932819">
                <text:p>8.932819</text:p>
              </table:table-cell>
              <table:table-cell office:value-type="float" office:value="0.611124">
                <text:p>0.61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.891183">
                <text:p>1.891183</text:p>
              </table:table-cell>
              <table:table-cell office:value-type="float" office:value="0.390932">
                <text:p>0.390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763242">
                <text:p>1.763242</text:p>
              </table:table-cell>
              <table:table-cell office:value-type="float" office:value="0.318076">
                <text:p>0.318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896311">
                <text:p>0.896311</text:p>
              </table:table-cell>
              <table:table-cell office:value-type="float" office:value="0.137883">
                <text:p>0.137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906383">
                <text:p>0.906383</text:p>
              </table:table-cell>
              <table:table-cell office:value-type="float" office:value="0.086289">
                <text:p>0.086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92216">
                <text:p>0.892216</text:p>
              </table:table-cell>
              <table:table-cell office:value-type="float" office:value="0.118081">
                <text:p>0.11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966408">
                <text:p>0.966408</text:p>
              </table:table-cell>
              <table:table-cell office:value-type="float" office:value="0.085128">
                <text:p>0.085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26321">
                <text:p>0.92632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4317">
                <text:p>0.944317</text:p>
              </table:table-cell>
              <table:table-cell office:value-type="float" office:value="0.153181">
                <text:p>0.153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5627">
                <text:p>1.05627</text:p>
              </table:table-cell>
              <table:table-cell office:value-type="float" office:value="0.018509">
                <text:p>0.018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.062647">
                <text:p>2.062647</text:p>
              </table:table-cell>
              <table:table-cell office:value-type="float" office:value="0.21673">
                <text:p>0.21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.77255">
                <text:p>1.77255</text:p>
              </table:table-cell>
              <table:table-cell office:value-type="float" office:value="0.320468">
                <text:p>0.320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.38219">
                <text:p>2.38219</text:p>
              </table:table-cell>
              <table:table-cell office:value-type="float" office:value="0.396676">
                <text:p>0.396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.897884">
                <text:p>1.897884</text:p>
              </table:table-cell>
              <table:table-cell office:value-type="float" office:value="0.371895">
                <text:p>0.371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.041481">
                <text:p>2.041481</text:p>
              </table:table-cell>
              <table:table-cell office:value-type="float" office:value="0.121679">
                <text:p>0.121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062756">
                <text:p>2.062756</text:p>
              </table:table-cell>
              <table:table-cell office:value-type="float" office:value="0.543743">
                <text:p>0.5437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869422">
                <text:p>1.869422</text:p>
              </table:table-cell>
              <table:table-cell office:value-type="float" office:value="0.198471">
                <text:p>0.198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770046">
                <text:p>1.770046</text:p>
              </table:table-cell>
              <table:table-cell office:value-type="float" office:value="0.490087">
                <text:p>0.490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842665">
                <text:p>1.842665</text:p>
              </table:table-cell>
              <table:table-cell office:value-type="float" office:value="0.519242">
                <text:p>0.519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.4531">
                <text:p>2.4531</text:p>
              </table:table-cell>
              <table:table-cell office:value-type="float" office:value="0.64215">
                <text:p>0.64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.742667">
                <text:p>3.742667</text:p>
              </table:table-cell>
              <table:table-cell office:value-type="float" office:value="1.365311">
                <text:p>1.365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5.246216">
                <text:p>5.246216</text:p>
              </table:table-cell>
              <table:table-cell office:value-type="float" office:value="3.134334">
                <text:p>3.134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.935378">
                <text:p>3.935378</text:p>
              </table:table-cell>
              <table:table-cell office:value-type="float" office:value="1.404003">
                <text:p>1.404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.209713">
                <text:p>3.209713</text:p>
              </table:table-cell>
              <table:table-cell office:value-type="float" office:value="0.93332">
                <text:p>0.93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.017632">
                <text:p>3.017632</text:p>
              </table:table-cell>
              <table:table-cell office:value-type="float" office:value="0.763345">
                <text:p>0.763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.382511">
                <text:p>6.382511</text:p>
              </table:table-cell>
              <table:table-cell office:value-type="float" office:value="5.068362">
                <text:p>5.068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749756">
                <text:p>9.749756</text:p>
              </table:table-cell>
              <table:table-cell office:value-type="float" office:value="2.509592">
                <text:p>2.5095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648043">
                <text:p>3.648043</text:p>
              </table:table-cell>
              <table:table-cell office:value-type="float" office:value="1.65297">
                <text:p>1.65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572212">
                <text:p>3.572212</text:p>
              </table:table-cell>
              <table:table-cell office:value-type="float" office:value="2.091141">
                <text:p>2.091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487931">
                <text:p>3.487931</text:p>
              </table:table-cell>
              <table:table-cell office:value-type="float" office:value="0.99341">
                <text:p>0.99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.835644">
                <text:p>3.835644</text:p>
              </table:table-cell>
              <table:table-cell office:value-type="float" office:value="0.805599">
                <text:p>0.8055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.59234">
                <text:p>4.59234</text:p>
              </table:table-cell>
              <table:table-cell office:value-type="float" office:value="2.075075">
                <text:p>2.075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.408472">
                <text:p>4.408472</text:p>
              </table:table-cell>
              <table:table-cell office:value-type="float" office:value="0.881806">
                <text:p>0.881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.228408">
                <text:p>4.228408</text:p>
              </table:table-cell>
              <table:table-cell office:value-type="float" office:value="0.775458">
                <text:p>0.775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.794338">
                <text:p>4.794338</text:p>
              </table:table-cell>
              <table:table-cell office:value-type="float" office:value="1.518604">
                <text:p>1.518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771813">
                <text:p>4.771813</text:p>
              </table:table-cell>
              <table:table-cell office:value-type="float" office:value="1.638697">
                <text:p>1.638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394442">
                <text:p>4.394442</text:p>
              </table:table-cell>
              <table:table-cell office:value-type="float" office:value="0.727681">
                <text:p>0.7276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.201402">
                <text:p>5.201402</text:p>
              </table:table-cell>
              <table:table-cell office:value-type="float" office:value="1.405355">
                <text:p>1.405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5.577674">
                <text:p>5.577674</text:p>
              </table:table-cell>
              <table:table-cell office:value-type="float" office:value="2.071736">
                <text:p>2.071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514047">
                <text:p>7.514047</text:p>
              </table:table-cell>
              <table:table-cell office:value-type="float" office:value="7.824563">
                <text:p>7.824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9.445882">
                <text:p>9.445882</text:p>
              </table:table-cell>
              <table:table-cell office:value-type="float" office:value="3.17837">
                <text:p>3.17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7.093827">
                <text:p>7.093827</text:p>
              </table:table-cell>
              <table:table-cell office:value-type="float" office:value="2.508651">
                <text:p>2.508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0.916189">
                <text:p>10.916189</text:p>
              </table:table-cell>
              <table:table-cell office:value-type="float" office:value="4.145785">
                <text:p>4.1457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47.023892">
                <text:p>47.023892</text:p>
              </table:table-cell>
              <table:table-cell office:value-type="float" office:value="25.505849">
                <text:p>25.5058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7.665388">
                <text:p>37.665388</text:p>
              </table:table-cell>
              <table:table-cell office:value-type="float" office:value="47.81696">
                <text:p>47.81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32.059815">
                <text:p>32.059815</text:p>
              </table:table-cell>
              <table:table-cell office:value-type="float" office:value="44.199359">
                <text:p>44.199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9.693265">
                <text:p>59.693265</text:p>
              </table:table-cell>
              <table:table-cell office:value-type="float" office:value="373.454604">
                <text:p>373.454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65.404756">
                <text:p>365.404756</text:p>
              </table:table-cell>
              <table:table-cell office:value-type="float" office:value="190.492067">
                <text:p>190.492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48.345262">
                <text:p>448.345262</text:p>
              </table:table-cell>
              <table:table-cell office:value-type="float" office:value="132.397292">
                <text:p>132.397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362.189919">
                <text:p>362.189919</text:p>
              </table:table-cell>
              <table:table-cell office:value-type="float" office:value="98.908957">
                <text:p>98.9089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353.149054">
                <text:p>353.149054</text:p>
              </table:table-cell>
              <table:table-cell office:value-type="float" office:value="67.541715">
                <text:p>67.541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93.339795">
                <text:p>193.33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34.716796">
                <text:p>134.71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5.927697">
                <text:p>75.92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76.60432">
                <text:p>76.60432</text:p>
              </table:table-cell>
              <table:table-cell office:value-type="float" office:value="16.839719">
                <text:p>16.839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47.904756">
                <text:p>47.904756</text:p>
              </table:table-cell>
              <table:table-cell office:value-type="float" office:value="44.477885">
                <text:p>44.4778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6.247591">
                <text:p>36.247591</text:p>
              </table:table-cell>
              <table:table-cell office:value-type="float" office:value="15.040643">
                <text:p>15.040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0.784432">
                <text:p>50.784432</text:p>
              </table:table-cell>
              <table:table-cell office:value-type="float" office:value="4.336519">
                <text:p>4.336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144.753679">
                <text:p>144.753679</text:p>
              </table:table-cell>
              <table:table-cell office:value-type="float" office:value="85.870615">
                <text:p>85.870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181.62845">
                <text:p>181.62845</text:p>
              </table:table-cell>
              <table:table-cell office:value-type="float" office:value="283.26337">
                <text:p>283.26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290.024998">
                <text:p>290.024998</text:p>
              </table:table-cell>
              <table:table-cell office:value-type="float" office:value="203.064249">
                <text:p>203.064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127.898411">
                <text:p>127.898411</text:p>
              </table:table-cell>
              <table:table-cell office:value-type="float" office:value="94.475076">
                <text:p>94.475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62.426542">
                <text:p>162.426542</text:p>
              </table:table-cell>
              <table:table-cell office:value-type="float" office:value="246.511201">
                <text:p>246.511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0.28877">
                <text:p>140.28877</text:p>
              </table:table-cell>
              <table:table-cell office:value-type="float" office:value="233.423811">
                <text:p>233.423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2.54305">
                <text:p>142.54305</text:p>
              </table:table-cell>
              <table:table-cell office:value-type="float" office:value="111.707346">
                <text:p>111.707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.108266">
                <text:p>77.108266</text:p>
              </table:table-cell>
              <table:table-cell office:value-type="float" office:value="20.784517">
                <text:p>20.784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.461625">
                <text:p>70.461625</text:p>
              </table:table-cell>
              <table:table-cell office:value-type="float" office:value="86.25909">
                <text:p>86.25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4.130847">
                <text:p>64.130847</text:p>
              </table:table-cell>
              <table:table-cell office:value-type="float" office:value="27.88948">
                <text:p>27.889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85.398188">
                <text:p>85.398188</text:p>
              </table:table-cell>
              <table:table-cell office:value-type="float" office:value="75.548831">
                <text:p>75.548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346.814205">
                <text:p>346.814205</text:p>
              </table:table-cell>
              <table:table-cell office:value-type="float" office:value="38.596058">
                <text:p>38.596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329.225241">
                <text:p>329.225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257.037372">
                <text:p>257.037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179.946502">
                <text:p>179.94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102.432961">
                <text:p>102.432961</text:p>
              </table:table-cell>
              <table:table-cell office:value-type="float" office:value="1.453515">
                <text:p>1.453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.243826">
                <text:p>77.243826</text:p>
              </table:table-cell>
              <table:table-cell office:value-type="float" office:value="20.716149">
                <text:p>20.716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">
                <text:p>65</text:p>
              </table:table-cell>
              <table:table-cell office:value-type="float" office:value="82.851841">
                <text:p>82.851841</text:p>
              </table:table-cell>
              <table:table-cell office:value-type="float" office:value="41.925927">
                <text:p>41.9259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37.637654">
                <text:p>37.637654</text:p>
              </table:table-cell>
              <table:table-cell office:value-type="float" office:value="12.452289">
                <text:p>12.452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16.480317">
                <text:p>16.480317</text:p>
              </table:table-cell>
              <table:table-cell office:value-type="float" office:value="0.647611">
                <text:p>0.6476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.489716">
                <text:p>5.489716</text:p>
              </table:table-cell>
              <table:table-cell office:value-type="float" office:value="0.004105">
                <text:p>0.004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7_100.B1:test7_100.D81" chart:data-source-has-labels="both" svg:x="0.32cm" svg:y="0.18cm" svg:width="13.361cm" svg:height="8.64cm">
          <chartooo:coordinate-region svg:x="1.301cm" svg:y="0.18cm" svg:width="12.38cm" svg:height="7.037cm"/>
          <chart:axis chart:dimension="x" chart:name="primary-x" chart:style-name="ch4" chartooo:axis-type="auto">
            <chartooo:date-scale/>
            <chart:categories table:cell-range-address="test7_100.B2:test7_100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7_100.C2:test7_100.C81" chart:label-cell-address="test7_100.C1:test7_100.C1" chart:class="chart:bar">
            <chart:data-point chart:repeated="80"/>
          </chart:series>
          <chart:series chart:style-name="ch8" chart:values-cell-range-address="test7_100.D2:test7_100.D81" chart:label-cell-address="test7_100.D1:test7_100.D1" chart:class="chart:ba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7_100.C1:test7_100.C1</svg:desc>
                </draw:g>
              </table:table-cell>
              <table:table-cell office:value-type="string">
                <text:p>xfertime</text:p>
                <draw:g>
                  <svg:desc>test7_100.D1:test7_1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04:36</text:p>
                <draw:g>
                  <svg:desc>test7_100.B2:test7_100.B81</svg:desc>
                </draw:g>
              </table:table-cell>
              <table:table-cell office:value-type="float" office:value="3.912016">
                <text:p>3.912016</text:p>
                <draw:g>
                  <svg:desc>test7_100.C2:test7_100.C81</svg:desc>
                </draw:g>
              </table:table-cell>
              <table:table-cell office:value-type="float" office:value="0.202162">
                <text:p>0.202162</text:p>
                <draw:g>
                  <svg:desc>test7_100.D2:test7_100.D81</svg:desc>
                </draw:g>
              </table:table-cell>
            </table:table-row>
            <table:table-row>
              <table:table-cell office:value-type="string">
                <text:p>16:04:37</text:p>
              </table:table-cell>
              <table:table-cell office:value-type="float" office:value="8.932819">
                <text:p>8.932819</text:p>
              </table:table-cell>
              <table:table-cell office:value-type="float" office:value="0.611124">
                <text:p>0.611124</text:p>
              </table:table-cell>
            </table:table-row>
            <table:table-row>
              <table:table-cell office:value-type="string">
                <text:p>16:04:38</text:p>
              </table:table-cell>
              <table:table-cell office:value-type="float" office:value="1.891183">
                <text:p>1.891183</text:p>
              </table:table-cell>
              <table:table-cell office:value-type="float" office:value="0.390932">
                <text:p>0.390932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1.763242">
                <text:p>1.763242</text:p>
              </table:table-cell>
              <table:table-cell office:value-type="float" office:value="0.318076">
                <text:p>0.318076</text:p>
              </table:table-cell>
            </table:table-row>
            <table:table-row>
              <table:table-cell office:value-type="string">
                <text:p>16:04:40</text:p>
              </table:table-cell>
              <table:table-cell office:value-type="float" office:value="0.896311">
                <text:p>0.896311</text:p>
              </table:table-cell>
              <table:table-cell office:value-type="float" office:value="0.137883">
                <text:p>0.137883</text:p>
              </table:table-cell>
            </table:table-row>
            <table:table-row>
              <table:table-cell office:value-type="string">
                <text:p>16:04:41</text:p>
              </table:table-cell>
              <table:table-cell office:value-type="float" office:value="0.906383">
                <text:p>0.906383</text:p>
              </table:table-cell>
              <table:table-cell office:value-type="float" office:value="0.086289">
                <text:p>0.086289</text:p>
              </table:table-cell>
            </table:table-row>
            <table:table-row>
              <table:table-cell office:value-type="string">
                <text:p>16:04:42</text:p>
              </table:table-cell>
              <table:table-cell office:value-type="float" office:value="0.892216">
                <text:p>0.892216</text:p>
              </table:table-cell>
              <table:table-cell office:value-type="float" office:value="0.118081">
                <text:p>0.118081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0.966408">
                <text:p>0.966408</text:p>
              </table:table-cell>
              <table:table-cell office:value-type="float" office:value="0.085128">
                <text:p>0.085128</text:p>
              </table:table-cell>
            </table:table-row>
            <table:table-row>
              <table:table-cell office:value-type="string">
                <text:p>16:04:44</text:p>
              </table:table-cell>
              <table:table-cell office:value-type="float" office:value="0.926321">
                <text:p>0.92632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16:04:45</text:p>
              </table:table-cell>
              <table:table-cell office:value-type="float" office:value="0.944317">
                <text:p>0.944317</text:p>
              </table:table-cell>
              <table:table-cell office:value-type="float" office:value="0.153181">
                <text:p>0.153181</text:p>
              </table:table-cell>
            </table:table-row>
            <table:table-row>
              <table:table-cell office:value-type="string">
                <text:p>16:04:46</text:p>
              </table:table-cell>
              <table:table-cell office:value-type="float" office:value="1.05627">
                <text:p>1.05627</text:p>
              </table:table-cell>
              <table:table-cell office:value-type="float" office:value="0.018509">
                <text:p>0.018509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2.062647">
                <text:p>2.062647</text:p>
              </table:table-cell>
              <table:table-cell office:value-type="float" office:value="0.21673">
                <text:p>0.21673</text:p>
              </table:table-cell>
            </table:table-row>
            <table:table-row>
              <table:table-cell office:value-type="string">
                <text:p>16:04:48</text:p>
              </table:table-cell>
              <table:table-cell office:value-type="float" office:value="1.77255">
                <text:p>1.77255</text:p>
              </table:table-cell>
              <table:table-cell office:value-type="float" office:value="0.320468">
                <text:p>0.320468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2.38219">
                <text:p>2.38219</text:p>
              </table:table-cell>
              <table:table-cell office:value-type="float" office:value="0.396676">
                <text:p>0.396676</text:p>
              </table:table-cell>
            </table:table-row>
            <table:table-row>
              <table:table-cell office:value-type="string">
                <text:p>16:04:50</text:p>
              </table:table-cell>
              <table:table-cell office:value-type="float" office:value="1.897884">
                <text:p>1.897884</text:p>
              </table:table-cell>
              <table:table-cell office:value-type="float" office:value="0.371895">
                <text:p>0.371895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2.041481">
                <text:p>2.041481</text:p>
              </table:table-cell>
              <table:table-cell office:value-type="float" office:value="0.121679">
                <text:p>0.121679</text:p>
              </table:table-cell>
            </table:table-row>
            <table:table-row>
              <table:table-cell office:value-type="string">
                <text:p>16:04:52</text:p>
              </table:table-cell>
              <table:table-cell office:value-type="float" office:value="2.062756">
                <text:p>2.062756</text:p>
              </table:table-cell>
              <table:table-cell office:value-type="float" office:value="0.543743">
                <text:p>0.543743</text:p>
              </table:table-cell>
            </table:table-row>
            <table:table-row>
              <table:table-cell office:value-type="string">
                <text:p>16:04:53</text:p>
              </table:table-cell>
              <table:table-cell office:value-type="float" office:value="1.869422">
                <text:p>1.869422</text:p>
              </table:table-cell>
              <table:table-cell office:value-type="float" office:value="0.198471">
                <text:p>0.198471</text:p>
              </table:table-cell>
            </table:table-row>
            <table:table-row>
              <table:table-cell office:value-type="string">
                <text:p>16:04:54</text:p>
              </table:table-cell>
              <table:table-cell office:value-type="float" office:value="1.770046">
                <text:p>1.770046</text:p>
              </table:table-cell>
              <table:table-cell office:value-type="float" office:value="0.490087">
                <text:p>0.490087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1.842665">
                <text:p>1.842665</text:p>
              </table:table-cell>
              <table:table-cell office:value-type="float" office:value="0.519242">
                <text:p>0.519242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2.4531">
                <text:p>2.4531</text:p>
              </table:table-cell>
              <table:table-cell office:value-type="float" office:value="0.64215">
                <text:p>0.64215</text:p>
              </table:table-cell>
            </table:table-row>
            <table:table-row>
              <table:table-cell office:value-type="string">
                <text:p>16:04:57</text:p>
              </table:table-cell>
              <table:table-cell office:value-type="float" office:value="3.742667">
                <text:p>3.742667</text:p>
              </table:table-cell>
              <table:table-cell office:value-type="float" office:value="1.365311">
                <text:p>1.365311</text:p>
              </table:table-cell>
            </table:table-row>
            <table:table-row>
              <table:table-cell office:value-type="string">
                <text:p>16:04:58</text:p>
              </table:table-cell>
              <table:table-cell office:value-type="float" office:value="5.246216">
                <text:p>5.246216</text:p>
              </table:table-cell>
              <table:table-cell office:value-type="float" office:value="3.134334">
                <text:p>3.134334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3.935378">
                <text:p>3.935378</text:p>
              </table:table-cell>
              <table:table-cell office:value-type="float" office:value="1.404003">
                <text:p>1.404003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3.209713">
                <text:p>3.209713</text:p>
              </table:table-cell>
              <table:table-cell office:value-type="float" office:value="0.93332">
                <text:p>0.93332</text:p>
              </table:table-cell>
            </table:table-row>
            <table:table-row>
              <table:table-cell office:value-type="string">
                <text:p>16:05:01</text:p>
              </table:table-cell>
              <table:table-cell office:value-type="float" office:value="3.017632">
                <text:p>3.017632</text:p>
              </table:table-cell>
              <table:table-cell office:value-type="float" office:value="0.763345">
                <text:p>0.763345</text:p>
              </table:table-cell>
            </table:table-row>
            <table:table-row>
              <table:table-cell office:value-type="string">
                <text:p>16:05:02</text:p>
              </table:table-cell>
              <table:table-cell office:value-type="float" office:value="6.382511">
                <text:p>6.382511</text:p>
              </table:table-cell>
              <table:table-cell office:value-type="float" office:value="5.068362">
                <text:p>5.068362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9.749756">
                <text:p>9.749756</text:p>
              </table:table-cell>
              <table:table-cell office:value-type="float" office:value="2.509592">
                <text:p>2.509592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3.648043">
                <text:p>3.648043</text:p>
              </table:table-cell>
              <table:table-cell office:value-type="float" office:value="1.65297">
                <text:p>1.65297</text:p>
              </table:table-cell>
            </table:table-row>
            <table:table-row>
              <table:table-cell office:value-type="string">
                <text:p>16:05:05</text:p>
              </table:table-cell>
              <table:table-cell office:value-type="float" office:value="3.572212">
                <text:p>3.572212</text:p>
              </table:table-cell>
              <table:table-cell office:value-type="float" office:value="2.091141">
                <text:p>2.091141</text:p>
              </table:table-cell>
            </table:table-row>
            <table:table-row>
              <table:table-cell office:value-type="string">
                <text:p>16:05:06</text:p>
              </table:table-cell>
              <table:table-cell office:value-type="float" office:value="3.487931">
                <text:p>3.487931</text:p>
              </table:table-cell>
              <table:table-cell office:value-type="float" office:value="0.99341">
                <text:p>0.99341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3.835644">
                <text:p>3.835644</text:p>
              </table:table-cell>
              <table:table-cell office:value-type="float" office:value="0.805599">
                <text:p>0.805599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4.59234">
                <text:p>4.59234</text:p>
              </table:table-cell>
              <table:table-cell office:value-type="float" office:value="2.075075">
                <text:p>2.075075</text:p>
              </table:table-cell>
            </table:table-row>
            <table:table-row>
              <table:table-cell office:value-type="string">
                <text:p>16:05:09</text:p>
              </table:table-cell>
              <table:table-cell office:value-type="float" office:value="4.408472">
                <text:p>4.408472</text:p>
              </table:table-cell>
              <table:table-cell office:value-type="float" office:value="0.881806">
                <text:p>0.881806</text:p>
              </table:table-cell>
            </table:table-row>
            <table:table-row>
              <table:table-cell office:value-type="string">
                <text:p>16:05:10</text:p>
              </table:table-cell>
              <table:table-cell office:value-type="float" office:value="4.228408">
                <text:p>4.228408</text:p>
              </table:table-cell>
              <table:table-cell office:value-type="float" office:value="0.775458">
                <text:p>0.775458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4.794338">
                <text:p>4.794338</text:p>
              </table:table-cell>
              <table:table-cell office:value-type="float" office:value="1.518604">
                <text:p>1.518604</text:p>
              </table:table-cell>
            </table:table-row>
            <table:table-row>
              <table:table-cell office:value-type="string">
                <text:p>16:05:12</text:p>
              </table:table-cell>
              <table:table-cell office:value-type="float" office:value="4.771813">
                <text:p>4.771813</text:p>
              </table:table-cell>
              <table:table-cell office:value-type="float" office:value="1.638697">
                <text:p>1.638697</text:p>
              </table:table-cell>
            </table:table-row>
            <table:table-row>
              <table:table-cell office:value-type="string">
                <text:p>16:05:13</text:p>
              </table:table-cell>
              <table:table-cell office:value-type="float" office:value="4.394442">
                <text:p>4.394442</text:p>
              </table:table-cell>
              <table:table-cell office:value-type="float" office:value="0.727681">
                <text:p>0.727681</text:p>
              </table:table-cell>
            </table:table-row>
            <table:table-row>
              <table:table-cell office:value-type="string">
                <text:p>16:05:14</text:p>
              </table:table-cell>
              <table:table-cell office:value-type="float" office:value="5.201402">
                <text:p>5.201402</text:p>
              </table:table-cell>
              <table:table-cell office:value-type="float" office:value="1.405355">
                <text:p>1.405355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5.577674">
                <text:p>5.577674</text:p>
              </table:table-cell>
              <table:table-cell office:value-type="float" office:value="2.071736">
                <text:p>2.071736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7.514047">
                <text:p>7.514047</text:p>
              </table:table-cell>
              <table:table-cell office:value-type="float" office:value="7.824563">
                <text:p>7.824563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9.445882">
                <text:p>9.445882</text:p>
              </table:table-cell>
              <table:table-cell office:value-type="float" office:value="3.17837">
                <text:p>3.17837</text:p>
              </table:table-cell>
            </table:table-row>
            <table:table-row>
              <table:table-cell office:value-type="string">
                <text:p>16:05:18</text:p>
              </table:table-cell>
              <table:table-cell office:value-type="float" office:value="7.093827">
                <text:p>7.093827</text:p>
              </table:table-cell>
              <table:table-cell office:value-type="float" office:value="2.508651">
                <text:p>2.508651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10.916189">
                <text:p>10.916189</text:p>
              </table:table-cell>
              <table:table-cell office:value-type="float" office:value="4.145785">
                <text:p>4.145785</text:p>
              </table:table-cell>
            </table:table-row>
            <table:table-row>
              <table:table-cell office:value-type="string">
                <text:p>16:05:20</text:p>
              </table:table-cell>
              <table:table-cell office:value-type="float" office:value="47.023892">
                <text:p>47.023892</text:p>
              </table:table-cell>
              <table:table-cell office:value-type="float" office:value="25.505849">
                <text:p>25.505849</text:p>
              </table:table-cell>
            </table:table-row>
            <table:table-row>
              <table:table-cell office:value-type="string">
                <text:p>16:05:21</text:p>
              </table:table-cell>
              <table:table-cell office:value-type="float" office:value="37.665388">
                <text:p>37.665388</text:p>
              </table:table-cell>
              <table:table-cell office:value-type="float" office:value="47.81696">
                <text:p>47.81696</text:p>
              </table:table-cell>
            </table:table-row>
            <table:table-row>
              <table:table-cell office:value-type="string">
                <text:p>16:05:22</text:p>
              </table:table-cell>
              <table:table-cell office:value-type="float" office:value="32.059815">
                <text:p>32.059815</text:p>
              </table:table-cell>
              <table:table-cell office:value-type="float" office:value="44.199359">
                <text:p>44.199359</text:p>
              </table:table-cell>
            </table:table-row>
            <table:table-row>
              <table:table-cell office:value-type="string">
                <text:p>16:05:23</text:p>
              </table:table-cell>
              <table:table-cell office:value-type="float" office:value="59.693265">
                <text:p>59.693265</text:p>
              </table:table-cell>
              <table:table-cell office:value-type="float" office:value="373.454604">
                <text:p>373.454604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365.404756">
                <text:p>365.404756</text:p>
              </table:table-cell>
              <table:table-cell office:value-type="float" office:value="190.492067">
                <text:p>190.492067</text:p>
              </table:table-cell>
            </table:table-row>
            <table:table-row>
              <table:table-cell office:value-type="string">
                <text:p>16:05:25</text:p>
              </table:table-cell>
              <table:table-cell office:value-type="float" office:value="448.345262">
                <text:p>448.345262</text:p>
              </table:table-cell>
              <table:table-cell office:value-type="float" office:value="132.397292">
                <text:p>132.397292</text:p>
              </table:table-cell>
            </table:table-row>
            <table:table-row>
              <table:table-cell office:value-type="string">
                <text:p>16:05:26</text:p>
              </table:table-cell>
              <table:table-cell office:value-type="float" office:value="362.189919">
                <text:p>362.189919</text:p>
              </table:table-cell>
              <table:table-cell office:value-type="float" office:value="98.908957">
                <text:p>98.908957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353.149054">
                <text:p>353.149054</text:p>
              </table:table-cell>
              <table:table-cell office:value-type="float" office:value="67.541715">
                <text:p>67.541715</text:p>
              </table:table-cell>
            </table:table-row>
            <table:table-row>
              <table:table-cell office:value-type="string">
                <text:p>16:05:28</text:p>
              </table:table-cell>
              <table:table-cell office:value-type="float" office:value="193.339795">
                <text:p>193.33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29</text:p>
              </table:table-cell>
              <table:table-cell office:value-type="float" office:value="134.716796">
                <text:p>134.716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0</text:p>
              </table:table-cell>
              <table:table-cell office:value-type="float" office:value="75.927697">
                <text:p>75.92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1</text:p>
              </table:table-cell>
              <table:table-cell office:value-type="float" office:value="76.60432">
                <text:p>76.60432</text:p>
              </table:table-cell>
              <table:table-cell office:value-type="float" office:value="16.839719">
                <text:p>16.839719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47.904756">
                <text:p>47.904756</text:p>
              </table:table-cell>
              <table:table-cell office:value-type="float" office:value="44.477885">
                <text:p>44.477885</text:p>
              </table:table-cell>
            </table:table-row>
            <table:table-row>
              <table:table-cell office:value-type="string">
                <text:p>16:05:33</text:p>
              </table:table-cell>
              <table:table-cell office:value-type="float" office:value="36.247591">
                <text:p>36.247591</text:p>
              </table:table-cell>
              <table:table-cell office:value-type="float" office:value="15.040643">
                <text:p>15.040643</text:p>
              </table:table-cell>
            </table:table-row>
            <table:table-row>
              <table:table-cell office:value-type="string">
                <text:p>16:05:34</text:p>
              </table:table-cell>
              <table:table-cell office:value-type="float" office:value="50.784432">
                <text:p>50.784432</text:p>
              </table:table-cell>
              <table:table-cell office:value-type="float" office:value="4.336519">
                <text:p>4.336519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144.753679">
                <text:p>144.753679</text:p>
              </table:table-cell>
              <table:table-cell office:value-type="float" office:value="85.870615">
                <text:p>85.870615</text:p>
              </table:table-cell>
            </table:table-row>
            <table:table-row>
              <table:table-cell office:value-type="string">
                <text:p>16:05:36</text:p>
              </table:table-cell>
              <table:table-cell office:value-type="float" office:value="181.62845">
                <text:p>181.62845</text:p>
              </table:table-cell>
              <table:table-cell office:value-type="float" office:value="283.26337">
                <text:p>283.26337</text:p>
              </table:table-cell>
            </table:table-row>
            <table:table-row>
              <table:table-cell office:value-type="string">
                <text:p>16:05:37</text:p>
              </table:table-cell>
              <table:table-cell office:value-type="float" office:value="290.024998">
                <text:p>290.024998</text:p>
              </table:table-cell>
              <table:table-cell office:value-type="float" office:value="203.064249">
                <text:p>203.064249</text:p>
              </table:table-cell>
            </table:table-row>
            <table:table-row>
              <table:table-cell office:value-type="string">
                <text:p>16:05:38</text:p>
              </table:table-cell>
              <table:table-cell office:value-type="float" office:value="127.898411">
                <text:p>127.898411</text:p>
              </table:table-cell>
              <table:table-cell office:value-type="float" office:value="94.475076">
                <text:p>94.475076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162.426542">
                <text:p>162.426542</text:p>
              </table:table-cell>
              <table:table-cell office:value-type="float" office:value="246.511201">
                <text:p>246.511201</text:p>
              </table:table-cell>
            </table:table-row>
            <table:table-row>
              <table:table-cell office:value-type="string">
                <text:p>16:05:40</text:p>
              </table:table-cell>
              <table:table-cell office:value-type="float" office:value="140.28877">
                <text:p>140.28877</text:p>
              </table:table-cell>
              <table:table-cell office:value-type="float" office:value="233.423811">
                <text:p>233.423811</text:p>
              </table:table-cell>
            </table:table-row>
            <table:table-row>
              <table:table-cell office:value-type="string">
                <text:p>16:05:41</text:p>
              </table:table-cell>
              <table:table-cell office:value-type="float" office:value="142.54305">
                <text:p>142.54305</text:p>
              </table:table-cell>
              <table:table-cell office:value-type="float" office:value="111.707346">
                <text:p>111.707346</text:p>
              </table:table-cell>
            </table:table-row>
            <table:table-row>
              <table:table-cell office:value-type="string">
                <text:p>16:05:42</text:p>
              </table:table-cell>
              <table:table-cell office:value-type="float" office:value="77.108266">
                <text:p>77.108266</text:p>
              </table:table-cell>
              <table:table-cell office:value-type="float" office:value="20.784517">
                <text:p>20.784517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70.461625">
                <text:p>70.461625</text:p>
              </table:table-cell>
              <table:table-cell office:value-type="float" office:value="86.25909">
                <text:p>86.25909</text:p>
              </table:table-cell>
            </table:table-row>
            <table:table-row>
              <table:table-cell office:value-type="string">
                <text:p>16:05:44</text:p>
              </table:table-cell>
              <table:table-cell office:value-type="float" office:value="64.130847">
                <text:p>64.130847</text:p>
              </table:table-cell>
              <table:table-cell office:value-type="float" office:value="27.88948">
                <text:p>27.88948</text:p>
              </table:table-cell>
            </table:table-row>
            <table:table-row>
              <table:table-cell office:value-type="string">
                <text:p>16:05:45</text:p>
              </table:table-cell>
              <table:table-cell office:value-type="float" office:value="85.398188">
                <text:p>85.398188</text:p>
              </table:table-cell>
              <table:table-cell office:value-type="float" office:value="75.548831">
                <text:p>75.548831</text:p>
              </table:table-cell>
            </table:table-row>
            <table:table-row>
              <table:table-cell office:value-type="string">
                <text:p>16:05:46</text:p>
              </table:table-cell>
              <table:table-cell office:value-type="float" office:value="346.814205">
                <text:p>346.814205</text:p>
              </table:table-cell>
              <table:table-cell office:value-type="float" office:value="38.596058">
                <text:p>38.596058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329.225241">
                <text:p>329.225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8</text:p>
              </table:table-cell>
              <table:table-cell office:value-type="float" office:value="257.037372">
                <text:p>257.037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9</text:p>
              </table:table-cell>
              <table:table-cell office:value-type="float" office:value="179.946502">
                <text:p>179.94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50</text:p>
              </table:table-cell>
              <table:table-cell office:value-type="float" office:value="102.432961">
                <text:p>102.432961</text:p>
              </table:table-cell>
              <table:table-cell office:value-type="float" office:value="1.453515">
                <text:p>1.453515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77.243826">
                <text:p>77.243826</text:p>
              </table:table-cell>
              <table:table-cell office:value-type="float" office:value="20.716149">
                <text:p>20.716149</text:p>
              </table:table-cell>
            </table:table-row>
            <table:table-row>
              <table:table-cell office:value-type="string">
                <text:p>16:05:52</text:p>
              </table:table-cell>
              <table:table-cell office:value-type="float" office:value="82.851841">
                <text:p>82.851841</text:p>
              </table:table-cell>
              <table:table-cell office:value-type="float" office:value="41.925927">
                <text:p>41.925927</text:p>
              </table:table-cell>
            </table:table-row>
            <table:table-row>
              <table:table-cell office:value-type="string">
                <text:p>16:05:53</text:p>
              </table:table-cell>
              <table:table-cell office:value-type="float" office:value="37.637654">
                <text:p>37.637654</text:p>
              </table:table-cell>
              <table:table-cell office:value-type="float" office:value="12.452289">
                <text:p>12.452289</text:p>
              </table:table-cell>
            </table:table-row>
            <table:table-row>
              <table:table-cell office:value-type="string">
                <text:p>16:05:54</text:p>
              </table:table-cell>
              <table:table-cell office:value-type="float" office:value="16.480317">
                <text:p>16.480317</text:p>
              </table:table-cell>
              <table:table-cell office:value-type="float" office:value="0.647611">
                <text:p>0.647611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5.489716">
                <text:p>5.489716</text:p>
              </table:table-cell>
              <table:table-cell office:value-type="float" office:value="0.004105">
                <text:p>0.004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7_100.B2:test7_100.B81 test7_100.F1:test7_100.F81" chart:data-source-has-labels="both" svg:x="0.32cm" svg:y="0.18cm" svg:width="13.758cm" svg:height="8.64cm">
          <chartooo:coordinate-region svg:x="2.053cm" svg:y="0.18cm" svg:width="12.025cm" svg:height="7.038cm"/>
          <chart:axis chart:dimension="x" chart:name="primary-x" chart:style-name="ch4" chartooo:axis-type="auto">
            <chartooo:date-scale/>
            <chart:categories table:cell-range-address="test7_100.B2:test7_100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7_100.F2:test7_100.F81" chart:label-cell-address="test7_100.F1:test7_100.F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7_100.F1:test7_1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04:36</text:p>
                <draw:g>
                  <svg:desc>test7_100.B2:test7_100.B81</svg:desc>
                </draw:g>
              </table:table-cell>
              <table:table-cell office:value-type="float" office:value="142939">
                <text:p>142939</text:p>
                <draw:g>
                  <svg:desc>test7_100.F2:test7_100.F81</svg:desc>
                </draw:g>
              </table:table-cell>
            </table:table-row>
            <table:table-row>
              <table:table-cell office:value-type="string">
                <text:p>16:04:37</text:p>
              </table:table-cell>
              <table:table-cell office:value-type="float" office:value="421390">
                <text:p>421390</text:p>
              </table:table-cell>
            </table:table-row>
            <table:table-row>
              <table:table-cell office:value-type="string">
                <text:p>16:04:38</text:p>
              </table:table-cell>
              <table:table-cell office:value-type="float" office:value="787852">
                <text:p>787852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383165">
                <text:p>383165</text:p>
              </table:table-cell>
            </table:table-row>
            <table:table-row>
              <table:table-cell office:value-type="string">
                <text:p>16:04:40</text:p>
              </table:table-cell>
              <table:table-cell office:value-type="float" office:value="206728">
                <text:p>206728</text:p>
              </table:table-cell>
            </table:table-row>
            <table:table-row>
              <table:table-cell office:value-type="string">
                <text:p>16:04:41</text:p>
              </table:table-cell>
              <table:table-cell office:value-type="float" office:value="128617">
                <text:p>128617</text:p>
              </table:table-cell>
            </table:table-row>
            <table:table-row>
              <table:table-cell office:value-type="string">
                <text:p>16:04:42</text:p>
              </table:table-cell>
              <table:table-cell office:value-type="float" office:value="167327">
                <text:p>167327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122522">
                <text:p>122522</text:p>
              </table:table-cell>
            </table:table-row>
            <table:table-row>
              <table:table-cell office:value-type="string">
                <text:p>16:04:44</text:p>
              </table:table-cell>
              <table:table-cell office:value-type="float" office:value="111038">
                <text:p>111038</text:p>
              </table:table-cell>
            </table:table-row>
            <table:table-row>
              <table:table-cell office:value-type="string">
                <text:p>16:04:45</text:p>
              </table:table-cell>
              <table:table-cell office:value-type="float" office:value="178897">
                <text:p>178897</text:p>
              </table:table-cell>
            </table:table-row>
            <table:table-row>
              <table:table-cell office:value-type="string">
                <text:p>16:04:46</text:p>
              </table:table-cell>
              <table:table-cell office:value-type="float" office:value="71010">
                <text:p>71010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255545">
                <text:p>255545</text:p>
              </table:table-cell>
            </table:table-row>
            <table:table-row>
              <table:table-cell office:value-type="string">
                <text:p>16:04:48</text:p>
              </table:table-cell>
              <table:table-cell office:value-type="float" office:value="437513">
                <text:p>437513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660943">
                <text:p>660943</text:p>
              </table:table-cell>
            </table:table-row>
            <table:table-row>
              <table:table-cell office:value-type="string">
                <text:p>16:04:50</text:p>
              </table:table-cell>
              <table:table-cell office:value-type="float" office:value="593529">
                <text:p>593529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263145">
                <text:p>263145</text:p>
              </table:table-cell>
            </table:table-row>
            <table:table-row>
              <table:table-cell office:value-type="string">
                <text:p>16:04:52</text:p>
              </table:table-cell>
              <table:table-cell office:value-type="float" office:value="825673">
                <text:p>825673</text:p>
              </table:table-cell>
            </table:table-row>
            <table:table-row>
              <table:table-cell office:value-type="string">
                <text:p>16:04:53</text:p>
              </table:table-cell>
              <table:table-cell office:value-type="float" office:value="543931">
                <text:p>543931</text:p>
              </table:table-cell>
            </table:table-row>
            <table:table-row>
              <table:table-cell office:value-type="string">
                <text:p>16:04:54</text:p>
              </table:table-cell>
              <table:table-cell office:value-type="float" office:value="864947">
                <text:p>864947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1033886">
                <text:p>1033886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1402474">
                <text:p>1402474</text:p>
              </table:table-cell>
            </table:table-row>
            <table:table-row>
              <table:table-cell office:value-type="string">
                <text:p>16:04:57</text:p>
              </table:table-cell>
              <table:table-cell office:value-type="float" office:value="2512176">
                <text:p>2512176</text:p>
              </table:table-cell>
            </table:table-row>
            <table:table-row>
              <table:table-cell office:value-type="string">
                <text:p>16:04:58</text:p>
              </table:table-cell>
              <table:table-cell office:value-type="float" office:value="4295314">
                <text:p>4295314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2676103">
                <text:p>2676103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1921673">
                <text:p>1921673</text:p>
              </table:table-cell>
            </table:table-row>
            <table:table-row>
              <table:table-cell office:value-type="string">
                <text:p>16:05:01</text:p>
              </table:table-cell>
              <table:table-cell office:value-type="float" office:value="2426137">
                <text:p>2426137</text:p>
              </table:table-cell>
            </table:table-row>
            <table:table-row>
              <table:table-cell office:value-type="string">
                <text:p>16:05:02</text:p>
              </table:table-cell>
              <table:table-cell office:value-type="float" office:value="3412245">
                <text:p>3412245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2484226">
                <text:p>2484226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3248000">
                <text:p>3248000</text:p>
              </table:table-cell>
            </table:table-row>
            <table:table-row>
              <table:table-cell office:value-type="string">
                <text:p>16:05:05</text:p>
              </table:table-cell>
              <table:table-cell office:value-type="float" office:value="3047348">
                <text:p>3047348</text:p>
              </table:table-cell>
            </table:table-row>
            <table:table-row>
              <table:table-cell office:value-type="string">
                <text:p>16:05:06</text:p>
              </table:table-cell>
              <table:table-cell office:value-type="float" office:value="1929850">
                <text:p>1929850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1900478">
                <text:p>1900478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2951857">
                <text:p>2951857</text:p>
              </table:table-cell>
            </table:table-row>
            <table:table-row>
              <table:table-cell office:value-type="string">
                <text:p>16:05:09</text:p>
              </table:table-cell>
              <table:table-cell office:value-type="float" office:value="2229874">
                <text:p>2229874</text:p>
              </table:table-cell>
            </table:table-row>
            <table:table-row>
              <table:table-cell office:value-type="string">
                <text:p>16:05:10</text:p>
              </table:table-cell>
              <table:table-cell office:value-type="float" office:value="1294803">
                <text:p>1294803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2568850">
                <text:p>2568850</text:p>
              </table:table-cell>
            </table:table-row>
            <table:table-row>
              <table:table-cell office:value-type="string">
                <text:p>16:05:12</text:p>
              </table:table-cell>
              <table:table-cell office:value-type="float" office:value="3049187">
                <text:p>3049187</text:p>
              </table:table-cell>
            </table:table-row>
            <table:table-row>
              <table:table-cell office:value-type="string">
                <text:p>16:05:13</text:p>
              </table:table-cell>
              <table:table-cell office:value-type="float" office:value="1991508">
                <text:p>1991508</text:p>
              </table:table-cell>
            </table:table-row>
            <table:table-row>
              <table:table-cell office:value-type="string">
                <text:p>16:05:14</text:p>
              </table:table-cell>
              <table:table-cell office:value-type="float" office:value="2815786">
                <text:p>2815786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3612238">
                <text:p>3612238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6665949">
                <text:p>6665949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3835318">
                <text:p>3835318</text:p>
              </table:table-cell>
            </table:table-row>
            <table:table-row>
              <table:table-cell office:value-type="string">
                <text:p>16:05:18</text:p>
              </table:table-cell>
              <table:table-cell office:value-type="float" office:value="4202949">
                <text:p>4202949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2364612">
                <text:p>2364612</text:p>
              </table:table-cell>
            </table:table-row>
            <table:table-row>
              <table:table-cell office:value-type="string">
                <text:p>16:05:20</text:p>
              </table:table-cell>
              <table:table-cell office:value-type="float" office:value="2813819">
                <text:p>2813819</text:p>
              </table:table-cell>
            </table:table-row>
            <table:table-row>
              <table:table-cell office:value-type="string">
                <text:p>16:05:21</text:p>
              </table:table-cell>
              <table:table-cell office:value-type="float" office:value="3794471">
                <text:p>3794471</text:p>
              </table:table-cell>
            </table:table-row>
            <table:table-row>
              <table:table-cell office:value-type="string">
                <text:p>16:05:22</text:p>
              </table:table-cell>
              <table:table-cell office:value-type="float" office:value="2949740">
                <text:p>2949740</text:p>
              </table:table-cell>
            </table:table-row>
            <table:table-row>
              <table:table-cell office:value-type="string">
                <text:p>16:05:23</text:p>
              </table:table-cell>
              <table:table-cell office:value-type="float" office:value="9395931">
                <text:p>9395931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3790599">
                <text:p>3790599</text:p>
              </table:table-cell>
            </table:table-row>
            <table:table-row>
              <table:table-cell office:value-type="string">
                <text:p>16:05:25</text:p>
              </table:table-cell>
              <table:table-cell office:value-type="float" office:value="4512097">
                <text:p>4512097</text:p>
              </table:table-cell>
            </table:table-row>
            <table:table-row>
              <table:table-cell office:value-type="string">
                <text:p>16:05:26</text:p>
              </table:table-cell>
              <table:table-cell office:value-type="float" office:value="4249345">
                <text:p>4249345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4095928">
                <text:p>4095928</text:p>
              </table:table-cell>
            </table:table-row>
            <table:table-row>
              <table:table-cell office:value-type="string">
                <text:p>16:05: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31</text:p>
              </table:table-cell>
              <table:table-cell office:value-type="float" office:value="952000">
                <text:p>952000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1552469">
                <text:p>1552469</text:p>
              </table:table-cell>
            </table:table-row>
            <table:table-row>
              <table:table-cell office:value-type="string">
                <text:p>16:05:33</text:p>
              </table:table-cell>
              <table:table-cell office:value-type="float" office:value="947988">
                <text:p>947988</text:p>
              </table:table-cell>
            </table:table-row>
            <table:table-row>
              <table:table-cell office:value-type="string">
                <text:p>16:05:34</text:p>
              </table:table-cell>
              <table:table-cell office:value-type="float" office:value="1093865">
                <text:p>1093865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2507713">
                <text:p>2507713</text:p>
              </table:table-cell>
            </table:table-row>
            <table:table-row>
              <table:table-cell office:value-type="string">
                <text:p>16:05:36</text:p>
              </table:table-cell>
              <table:table-cell office:value-type="float" office:value="6099755">
                <text:p>6099755</text:p>
              </table:table-cell>
            </table:table-row>
            <table:table-row>
              <table:table-cell office:value-type="string">
                <text:p>16:05:37</text:p>
              </table:table-cell>
              <table:table-cell office:value-type="float" office:value="5033359">
                <text:p>5033359</text:p>
              </table:table-cell>
            </table:table-row>
            <table:table-row>
              <table:table-cell office:value-type="string">
                <text:p>16:05:38</text:p>
              </table:table-cell>
              <table:table-cell office:value-type="float" office:value="2101364">
                <text:p>2101364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6495358">
                <text:p>6495358</text:p>
              </table:table-cell>
            </table:table-row>
            <table:table-row>
              <table:table-cell office:value-type="string">
                <text:p>16:05:40</text:p>
              </table:table-cell>
              <table:table-cell office:value-type="float" office:value="6269408">
                <text:p>6269408</text:p>
              </table:table-cell>
            </table:table-row>
            <table:table-row>
              <table:table-cell office:value-type="string">
                <text:p>16:05:41</text:p>
              </table:table-cell>
              <table:table-cell office:value-type="float" office:value="2990425">
                <text:p>2990425</text:p>
              </table:table-cell>
            </table:table-row>
            <table:table-row>
              <table:table-cell office:value-type="string">
                <text:p>16:05:42</text:p>
              </table:table-cell>
              <table:table-cell office:value-type="float" office:value="572034">
                <text:p>572034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2718391">
                <text:p>2718391</text:p>
              </table:table-cell>
            </table:table-row>
            <table:table-row>
              <table:table-cell office:value-type="string">
                <text:p>16:05:44</text:p>
              </table:table-cell>
              <table:table-cell office:value-type="float" office:value="1150779">
                <text:p>1150779</text:p>
              </table:table-cell>
            </table:table-row>
            <table:table-row>
              <table:table-cell office:value-type="string">
                <text:p>16:05:45</text:p>
              </table:table-cell>
              <table:table-cell office:value-type="float" office:value="1728608">
                <text:p>1728608</text:p>
              </table:table-cell>
            </table:table-row>
            <table:table-row>
              <table:table-cell office:value-type="string">
                <text:p>16:05:46</text:p>
              </table:table-cell>
              <table:table-cell office:value-type="float" office:value="2533912">
                <text:p>2533912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05:50</text:p>
              </table:table-cell>
              <table:table-cell office:value-type="float" office:value="40104">
                <text:p>40104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1875858">
                <text:p>1875858</text:p>
              </table:table-cell>
            </table:table-row>
            <table:table-row>
              <table:table-cell office:value-type="string">
                <text:p>16:05:52</text:p>
              </table:table-cell>
              <table:table-cell office:value-type="float" office:value="2512625">
                <text:p>2512625</text:p>
              </table:table-cell>
            </table:table-row>
            <table:table-row>
              <table:table-cell office:value-type="string">
                <text:p>16:05:53</text:p>
              </table:table-cell>
              <table:table-cell office:value-type="float" office:value="858057">
                <text:p>858057</text:p>
              </table:table-cell>
            </table:table-row>
            <table:table-row>
              <table:table-cell office:value-type="string">
                <text:p>16:05:54</text:p>
              </table:table-cell>
              <table:table-cell office:value-type="float" office:value="135869">
                <text:p>135869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54425">
                <text:p>54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7_100.B2:test7_100.B81 test7_100.G1:test7_100.G81" chart:data-source-has-labels="both" svg:x="0.32cm" svg:y="0.18cm" svg:width="12.726cm" svg:height="8.64cm">
          <chartooo:coordinate-region svg:x="1.303cm" svg:y="0.18cm" svg:width="11.743cm" svg:height="7.038cm"/>
          <chart:axis chart:dimension="x" chart:name="primary-x" chart:style-name="ch4" chartooo:axis-type="auto">
            <chartooo:date-scale/>
            <chart:categories table:cell-range-address="test7_100.B2:test7_100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7_100.G2:test7_100.G81" chart:label-cell-address="test7_100.G1:test7_100.G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7_100.G1:test7_1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:04:36</text:p>
                <draw:g>
                  <svg:desc>test7_100.B2:test7_100.B81</svg:desc>
                </draw:g>
              </table:table-cell>
              <table:table-cell office:value-type="float" office:value="3">
                <text:p>3</text:p>
                <draw:g>
                  <svg:desc>test7_100.G2:test7_100.G81</svg:desc>
                </draw:g>
              </table:table-cell>
            </table:table-row>
            <table:table-row>
              <table:table-cell office:value-type="string">
                <text:p>16:04: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:04: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:04: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:04: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4: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:05: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:05: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:05: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:05: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2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:05: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:05: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:05: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:05: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:05: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:05: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:05: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:05: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:05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:05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:05: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:05: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:05: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:05: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:05: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:05: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:05: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2.963cm" svg:y="4.005cm" style:legend-expansion="high" chart:style-name="ch2"/>
        <chart:plot-area chart:style-name="ch3" table:cell-range-address="test7_100.G1:test7_100.G62 test7_100.E1:test7_100.E62" chart:data-source-has-labels="row" svg:x="0.32cm" svg:y="0.18cm" svg:width="12.323cm" svg:height="8.64cm">
          <chartooo:coordinate-region svg:x="1.127cm" svg:y="0.354cm" svg:width="11.329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_100.E2:test7_100.E62" chart:label-cell-address="test7_100.E1:test7_100.E1" chart:class="chart:scatter">
            <chart:domain table:cell-range-address="test7_100.G2:test7_100.G62"/>
            <chart:regression-curve chart:style-name="ch7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</text:p>
                <draw:g>
                  <svg:desc>test7_100.E1:test7_1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7_100.G2:test7_100.G62</svg:desc>
                </draw:g>
              </table:table-cell>
              <table:table-cell office:value-type="float" office:value="4.114178">
                <text:p>4.114178</text:p>
                <draw:g>
                  <svg:desc>test7_100.E2:test7_100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543943">
                <text:p>9.543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.282115">
                <text:p>2.282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.081318">
                <text:p>2.081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034194">
                <text:p>1.03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992672">
                <text:p>0.992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10297">
                <text:p>1.010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051536">
                <text:p>1.051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29841">
                <text:p>1.029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097498">
                <text:p>1.097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74779">
                <text:p>1.074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.279377">
                <text:p>2.279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.093018">
                <text:p>2.093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.778866">
                <text:p>2.77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.269779">
                <text:p>2.269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.16316">
                <text:p>2.16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606499">
                <text:p>2.606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067893">
                <text:p>2.06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260133">
                <text:p>2.260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361907">
                <text:p>2.361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.09525">
                <text:p>3.09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5.107978">
                <text:p>5.107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8.38055">
                <text:p>8.38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5.339381">
                <text:p>5.339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4.143033">
                <text:p>4.143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.780977">
                <text:p>3.780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1.450873">
                <text:p>11.450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2.259348">
                <text:p>12.2593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301013">
                <text:p>5.301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663353">
                <text:p>5.663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481341">
                <text:p>4.481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.641243">
                <text:p>4.641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6.667415">
                <text:p>6.66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5.290278">
                <text:p>5.290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5.003866">
                <text:p>5.0038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6.312942">
                <text:p>6.312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.41051">
                <text:p>6.41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.122123">
                <text:p>5.122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.606757">
                <text:p>6.606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.64941">
                <text:p>7.64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5.33861">
                <text:p>15.338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2.624252">
                <text:p>12.624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9.602478">
                <text:p>9.602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5.061974">
                <text:p>15.0619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72.529741">
                <text:p>72.529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85.482348">
                <text:p>85.4823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76.259174">
                <text:p>76.259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33.147869">
                <text:p>433.147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55.896823">
                <text:p>555.896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80.742554">
                <text:p>580.7425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">
                <text:p>47</text:p>
              </table:table-cell>
              <table:table-cell office:value-type="float" office:value="461.098876">
                <text:p>461.098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420.690769">
                <text:p>420.69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193.339795">
                <text:p>193.339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134.716796">
                <text:p>134.716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5.927697">
                <text:p>75.927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3.444039">
                <text:p>93.444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92.382641">
                <text:p>92.382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1.288234">
                <text:p>51.288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5.120951">
                <text:p>55.1209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30.624294">
                <text:p>230.6242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464.89182">
                <text:p>464.891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